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6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355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5.283cm"/>
    </style:style>
    <style:style style:name="co12" style:family="table-column">
      <style:table-column-properties fo:break-before="auto" style:column-width="2.679cm"/>
    </style:style>
    <style:style style:name="co13" style:family="table-column">
      <style:table-column-properties fo:break-before="auto" style:column-width="5.323cm"/>
    </style:style>
    <style:style style:name="co14" style:family="table-column">
      <style:table-column-properties fo:break-before="auto" style:column-width="1.131cm"/>
    </style:style>
    <style:style style:name="co15" style:family="table-column">
      <style:table-column-properties fo:break-before="auto" style:column-width="1.228cm"/>
    </style:style>
    <style:style style:name="co16" style:family="table-column">
      <style:table-column-properties fo:break-before="auto" style:column-width="5.173cm"/>
    </style:style>
    <style:style style:name="co17" style:family="table-column">
      <style:table-column-properties fo:break-before="auto" style:column-width="9.11cm"/>
    </style:style>
    <style:style style:name="co18" style:family="table-column">
      <style:table-column-properties fo:break-before="auto" style:column-width="2.709cm"/>
    </style:style>
    <style:style style:name="co19" style:family="table-column">
      <style:table-column-properties fo:break-before="auto" style:column-width="5.978cm"/>
    </style:style>
    <style:style style:name="co20" style:family="table-column">
      <style:table-column-properties fo:break-before="auto" style:column-width="6.869cm"/>
    </style:style>
    <style:style style:name="co21" style:family="table-column">
      <style:table-column-properties fo:break-before="auto" style:column-width="1.803cm"/>
    </style:style>
    <style:style style:name="co22" style:family="table-column">
      <style:table-column-properties fo:break-before="auto" style:column-width="1.485cm"/>
    </style:style>
    <style:style style:name="co23" style:family="table-column">
      <style:table-column-properties fo:break-before="auto" style:column-width="6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4.791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87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88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89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90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91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6" style:family="table-cell" style:parent-style-name="Default" style:data-style-name="N100">
      <style:table-cell-properties fo:border-bottom="0.74pt solid #000000" fo:background-color="#b4c7dc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93" style:family="table-cell" style:parent-style-name="Default" style:data-style-name="N100">
      <style:table-cell-properties fo:border-bottom="0.74pt solid #000000" fo:background-color="#5983b0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8" style:family="table-cell" style:parent-style-name="Default" style:data-style-name="N100">
      <style:table-cell-properties fo:border-bottom="0.74pt solid #000000" style:text-align-source="fix" style:repeat-content="false" fo:border-left="0.99pt solid #000000" fo:border-right="0.99pt solid #000000" fo:border-top="0.74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9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96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97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12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13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14" style:family="table-cell" style:parent-style-name="Default" style:data-style-name="N100">
      <style:table-cell-properties fo:border-bottom="0.74pt solid #000000" fo:background-color="#ff3838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cm"/>
      <style:text-properties fo:font-size="20pt" fo:font-weight="bold" style:font-size-asian="20pt" style:font-size-complex="20pt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102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cm"/>
      <style:text-properties fo:font-size="20pt" fo:font-weight="bold" style:font-size-asian="20pt" style:font-size-complex="20pt"/>
    </style:style>
    <style:style style:name="ce103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cm"/>
      <style:text-properties fo:font-size="20pt" fo:font-weight="bold" style:font-size-asian="20pt" style:font-size-complex="20pt"/>
    </style:style>
    <style:style style:name="ce104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0.74pt solid #000000"/>
      <style:paragraph-properties fo:text-align="center" fo:margin-left="0cm"/>
      <style:text-properties fo:font-size="20pt" fo:font-weight="bold" style:font-size-asian="20pt" style:font-size-complex="20pt"/>
    </style:style>
    <style:style style:name="ce105" style:family="table-cell" style:parent-style-name="Default" style:data-style-name="N100">
      <style:table-cell-properties fo:border-bottom="0.74pt solid #000000" style:text-align-source="fix" style:repeat-content="false" fo:border-left="1.25pt solid #000000" fo:border-right="1.25pt solid #000000" fo:border-top="none"/>
      <style:paragraph-properties fo:text-align="center" fo:margin-left="0cm"/>
      <style:text-properties fo:font-size="20pt" fo:font-weight="bold" style:font-size-asian="20pt" style:font-size-complex="20pt"/>
    </style:style>
    <style:style style:name="ce10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cm"/>
    </style:style>
    <style:style style:name="ce109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cm"/>
    </style:style>
    <style:style style:name="ce1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5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116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30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31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33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35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34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18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21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2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4" style:family="table-cell" style:parent-style-name="Default">
      <style:table-cell-properties fo:background-color="#ffffa6" fo:border="0.06pt solid #000000"/>
    </style:style>
    <style:style style:name="ce135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36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139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3" style:family="table-cell" style:parent-style-name="Default">
      <style:text-properties style:font-weight-asian="bold" style:font-weight-complex="bold"/>
    </style:style>
    <style:style style:name="ce218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229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10" style:family="table-cell" style:parent-style-name="Default">
      <style:table-cell-properties style:vertical-align="middle"/>
    </style:style>
    <style:style style:name="ce236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8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start" fo:margin-left="0cm"/>
    </style:style>
    <style:style style:name="ce238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83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32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3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234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150" style:family="table-cell" style:parent-style-name="Default">
      <style:text-properties fo:font-size="8pt" style:font-size-asian="8pt" style:font-size-complex="8pt"/>
    </style:style>
    <style:style style:name="ce235" style:family="table-cell" style:parent-style-name="Default" style:data-style-name="N100"/>
    <style:style style:name="ce237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39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4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24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7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8pt" fo:font-weight="normal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Liberation Sans" fo:font-size="8pt" fo:font-weight="normal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9"/>
        </table:table-row>
        <table:table-row table:style-name="ro2">
          <table:table-cell table:style-name="ce87" office:value-type="string" calcext:value-type="string" table:number-columns-spanned="1" table:number-rows-spanned="9">
            <text:p>Current</text:p>
          </table:table-cell>
          <table:table-cell table:style-name="ce88" office:value-type="string" calcext:value-type="string" table:number-columns-spanned="1" table:number-rows-spanned="3">
            <text:p>High Memory</text:p>
            <text:p>32 KB</text:p>
          </table:table-cell>
          <table:table-cell table:style-name="ce9" office:value-type="string" calcext:value-type="string" table:number-columns-spanned="1" table:number-rows-spanned="3">
            <text:p>RAM</text:p>
            <text:p>32 KB</text:p>
          </table:table-cell>
          <table:table-cell table:style-name="ce101" office:value-type="string" calcext:value-type="string">
            <text:p>$FFFF</text:p>
          </table:table-cell>
          <table:table-cell table:number-columns-repeated="5"/>
        </table:table-row>
        <table:table-row table:style-name="ro2">
          <table:covered-table-cell/>
          <table:covered-table-cell table:style-name="ce89"/>
          <table:covered-table-cell table:style-name="ce9"/>
          <table:table-cell table:style-name="ce102"/>
          <table:table-cell table:number-columns-repeated="5"/>
        </table:table-row>
        <table:table-row table:style-name="ro2">
          <table:covered-table-cell/>
          <table:covered-table-cell table:style-name="ce89"/>
          <table:covered-table-cell table:style-name="ce9"/>
          <table:table-cell table:style-name="ce103" office:value-type="string" calcext:value-type="string">
            <text:p>$8000</text:p>
          </table:table-cell>
          <table:table-cell table:number-columns-repeated="5"/>
        </table:table-row>
        <table:table-row table:style-name="ro2">
          <table:covered-table-cell/>
          <table:table-cell table:style-name="ce90" office:value-type="string" calcext:value-type="string" table:number-columns-spanned="1" table:number-rows-spanned="6">
            <text:p>Low Memory</text:p>
            <text:p>32 KB</text:p>
          </table:table-cell>
          <table:table-cell table:style-name="ce9" office:value-type="string" calcext:value-type="string" table:number-columns-spanned="1" table:number-rows-spanned="3">
            <text:p>RAM</text:p>
            <text:p>16 KB</text:p>
          </table:table-cell>
          <table:table-cell table:style-name="ce101" office:value-type="string" calcext:value-type="string">
            <text:p>$7FFF</text:p>
          </table:table-cell>
          <table:table-cell table:number-columns-repeated="5"/>
        </table:table-row>
        <table:table-row table:style-name="ro2">
          <table:covered-table-cell/>
          <table:covered-table-cell table:style-name="ce91"/>
          <table:covered-table-cell table:style-name="ce96"/>
          <table:table-cell table:style-name="ce102"/>
          <table:table-cell table:number-columns-repeated="5"/>
        </table:table-row>
        <table:table-row table:style-name="ro2">
          <table:covered-table-cell/>
          <table:covered-table-cell table:style-name="ce91"/>
          <table:covered-table-cell table:style-name="ce96"/>
          <table:table-cell table:style-name="ce103" office:value-type="string" calcext:value-type="string">
            <text:p>$4000</text:p>
          </table:table-cell>
          <table:table-cell table:number-columns-repeated="5"/>
        </table:table-row>
        <table:table-row table:style-name="ro2">
          <table:covered-table-cell/>
          <table:covered-table-cell table:style-name="ce91"/>
          <table:table-cell table:style-name="ce97" office:value-type="string" calcext:value-type="string" table:number-columns-spanned="1" table:number-rows-spanned="3">
            <text:p>ROM</text:p>
            <text:p>16 KB</text:p>
          </table:table-cell>
          <table:table-cell table:style-name="ce101" office:value-type="string" calcext:value-type="string">
            <text:p>$3FFF</text:p>
          </table:table-cell>
          <table:table-cell table:number-columns-repeated="5"/>
        </table:table-row>
        <table:table-row table:style-name="ro2">
          <table:covered-table-cell/>
          <table:covered-table-cell table:number-columns-repeated="2" table:style-name="ce91"/>
          <table:table-cell table:style-name="ce102"/>
          <table:table-cell table:number-columns-repeated="5"/>
        </table:table-row>
        <table:table-row table:style-name="ro2">
          <table:covered-table-cell/>
          <table:covered-table-cell table:number-columns-repeated="2" table:style-name="ce91"/>
          <table:table-cell table:style-name="ce103" office:value-type="string" calcext:value-type="string">
            <text:p>$0000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87" office:value-type="string" calcext:value-type="string" table:number-columns-spanned="1" table:number-rows-spanned="9">
            <text:p>Proposal</text:p>
          </table:table-cell>
          <table:table-cell table:style-name="ce6" office:value-type="string" calcext:value-type="string" table:number-columns-spanned="1" table:number-rows-spanned="3">
            <text:p>High Memory</text:p>
            <text:p>32 KB</text:p>
          </table:table-cell>
          <table:table-cell table:style-name="ce12" office:value-type="string" calcext:value-type="string" table:number-columns-spanned="1" table:number-rows-spanned="3">
            <text:p>RAM</text:p>
            <text:p>32 KB</text:p>
          </table:table-cell>
          <table:table-cell table:style-name="ce12" office:value-type="string" calcext:value-type="string" table:number-columns-spanned="1" table:number-rows-spanned="3">
            <text:p>2 banks</text:p>
          </table:table-cell>
          <table:table-cell table:style-name="ce104" office:value-type="string" calcext:value-type="string">
            <text:p>$FFFF</text:p>
          </table:table-cell>
          <table:table-cell table:number-columns-repeated="4"/>
        </table:table-row>
        <table:table-row table:style-name="ro2">
          <table:covered-table-cell/>
          <table:covered-table-cell table:style-name="ce6"/>
          <table:covered-table-cell table:number-columns-repeated="2" table:style-name="ce12"/>
          <table:table-cell table:style-name="ce102"/>
          <table:table-cell table:number-columns-repeated="4"/>
        </table:table-row>
        <table:table-row table:style-name="ro2">
          <table:covered-table-cell/>
          <table:covered-table-cell table:style-name="ce6"/>
          <table:covered-table-cell table:number-columns-repeated="2" table:style-name="ce12"/>
          <table:table-cell table:style-name="ce105" office:value-type="string" calcext:value-type="string">
            <text:p>$8000</text:p>
          </table:table-cell>
          <table:table-cell table:number-columns-repeated="4"/>
        </table:table-row>
        <table:table-row table:style-name="ro2">
          <table:covered-table-cell/>
          <table:table-cell table:style-name="ce93" office:value-type="string" calcext:value-type="string" table:number-columns-spanned="1" table:number-rows-spanned="6">
            <text:p>Low Memory</text:p>
            <text:p>32 KB</text:p>
          </table:table-cell>
          <table:table-cell table:style-name="ce12" office:value-type="string" calcext:value-type="string" table:number-columns-spanned="2" table:number-rows-spanned="3">
            <text:p>RAM</text:p>
            <text:p>16 KB</text:p>
          </table:table-cell>
          <table:covered-table-cell table:style-name="ce12"/>
          <table:table-cell table:style-name="ce104" office:value-type="string" calcext:value-type="string">
            <text:p>$7FFF</text:p>
          </table:table-cell>
          <table:table-cell table:number-columns-repeated="4"/>
        </table:table-row>
        <table:table-row table:style-name="ro2">
          <table:covered-table-cell office:value-type="string" calcext:value-type="string">
            <text:p>Propossal</text:p>
          </table:covered-table-cell>
          <table:covered-table-cell table:style-name="ce8"/>
          <table:covered-table-cell table:number-columns-repeated="2" table:style-name="ce13"/>
          <table:table-cell table:style-name="ce102"/>
          <table:table-cell table:number-columns-repeated="4"/>
        </table:table-row>
        <table:table-row table:style-name="ro2">
          <table:covered-table-cell/>
          <table:covered-table-cell table:style-name="ce8"/>
          <table:covered-table-cell table:number-columns-repeated="2" table:style-name="ce13"/>
          <table:table-cell table:style-name="ce105" office:value-type="string" calcext:value-type="string">
            <text:p>$4000</text:p>
          </table:table-cell>
          <table:table-cell table:number-columns-repeated="4"/>
        </table:table-row>
        <table:table-row table:style-name="ro2">
          <table:covered-table-cell/>
          <table:covered-table-cell table:style-name="ce8"/>
          <table:table-cell table:style-name="ce14" office:value-type="string" calcext:value-type="string" table:number-columns-spanned="2" table:number-rows-spanned="3">
            <text:p>ROM</text:p>
            <text:p>16 KB</text:p>
          </table:table-cell>
          <table:covered-table-cell table:style-name="ce14"/>
          <table:table-cell table:style-name="ce104" office:value-type="string" calcext:value-type="string">
            <text:p>$3FFF</text:p>
          </table:table-cell>
          <table:table-cell table:number-columns-repeated="4"/>
        </table:table-row>
        <table:table-row table:style-name="ro2">
          <table:covered-table-cell/>
          <table:covered-table-cell table:number-columns-repeated="3" table:style-name="ce8"/>
          <table:table-cell table:style-name="ce102"/>
          <table:table-cell table:number-columns-repeated="4"/>
        </table:table-row>
        <table:table-row table:style-name="ro2">
          <table:covered-table-cell/>
          <table:covered-table-cell table:number-columns-repeated="3" table:style-name="ce8"/>
          <table:table-cell table:style-name="ce105" office:value-type="string" calcext:value-type="string">
            <text:p>$0000</text:p>
          </table:table-cell>
          <table:table-cell table:number-columns-repeated="4"/>
        </table:table-row>
      </table:table>
      <table:table table:name="ROM" table:style-name="ta1">
        <table:table-column table:style-name="co8" table:default-cell-style-name="ce111"/>
        <table:table-column table:style-name="co9" table:default-cell-style-name="ce1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11"/>
        <table:table-column table:style-name="co7" table:default-cell-style-name="Default"/>
        <table:table-row table:style-name="ro1">
          <table:table-cell table:style-name="ce106" office:value-type="string" calcext:value-type="string" table:number-columns-spanned="2" table:number-rows-spanned="1">
            <text:p>Address</text:p>
          </table:table-cell>
          <table:covered-table-cell table:style-name="ce112"/>
          <table:table-cell table:style-name="ce112" office:value-type="string" calcext:value-type="string" table:number-columns-spanned="3" table:number-rows-spanned="1">
            <text:p>Description</text:p>
          </table:table-cell>
          <table:covered-table-cell table:style-name="ce112"/>
          <table:covered-table-cell table:style-name="ce125"/>
          <table:table-cell table:style-name="ce122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107" office:value-type="string" calcext:value-type="string" table:number-columns-spanned="5" table:number-rows-spanned="1">
            <text:p>ROM</text:p>
          </table:table-cell>
          <table:covered-table-cell table:style-name="ce113"/>
          <table:covered-table-cell table:number-columns-repeated="3" table:style-name="ce115"/>
          <table:table-cell table:style-name="ce136" table:formula="of:=COM.MICROSOFT.CONCAT(TEXT(SUM([.F3:.F11])-[.F7];&quot;#####&quot;); &quot; (&quot;; TEXT((SUM([.F3:.F11])-[.F7])/1024;&quot;#####&quot;); &quot; KB)&quot;)" office:value-type="string" office:string-value="16384 (16 KB)" calcext:value-type="string">
            <text:p>16384 (16 KB)</text:p>
          </table:table-cell>
          <table:table-cell table:style-name="ce143"/>
        </table:table-row>
        <table:table-row table:style-name="ro1">
          <table:table-cell table:style-name="ce108" office:value-type="string" calcext:value-type="string">
            <text:p>0008</text:p>
          </table:table-cell>
          <table:table-cell table:style-name="ce108" office:value-type="string" calcext:value-type="string">
            <text:p>01D9</text:p>
          </table:table-cell>
          <table:table-cell table:style-name="ce116" office:value-type="string" calcext:value-type="string" table:number-columns-spanned="2" table:number-rows-spanned="1">
            <text:p>Initialise SIO/2</text:p>
          </table:table-cell>
          <table:covered-table-cell table:style-name="ce30"/>
          <table:table-cell table:style-name="ce126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137" table:formula="of:=HEX2DEC([.B3])-HEX2DEC([.A3])+1" office:value-type="float" office:value="466" calcext:value-type="float">
            <text:p>466</text:p>
          </table:table-cell>
          <table:table-cell table:formula="of:=[.F3]/8" office:value-type="float" office:value="58.25" calcext:value-type="float">
            <text:p>58.25</text:p>
          </table:table-cell>
        </table:table-row>
        <table:table-row table:style-name="ro1">
          <table:table-cell table:style-name="ce109" table:formula="of:=DEC2HEX(HEX2DEC([.B3])+1; 4)" office:value-type="string" office:string-value="01DA" calcext:value-type="string">
            <text:p>01DA</text:p>
          </table:table-cell>
          <table:table-cell table:style-name="ce108" office:value-type="string" calcext:value-type="string">
            <text:p>133F</text:p>
          </table:table-cell>
          <table:table-cell table:style-name="ce30" office:value-type="string" calcext:value-type="string" table:number-columns-spanned="2" table:number-rows-spanned="1">
            <text:p>BIOS code</text:p>
          </table:table-cell>
          <table:covered-table-cell table:style-name="ce30"/>
          <table:covered-table-cell table:style-name="ce127" table:formula="of:=SUM([.F3:.F5])" office:value-type="float" office:value="5056" calcext:value-type="float">
            <text:p>5056</text:p>
          </table:covered-table-cell>
          <table:table-cell table:style-name="ce137" table:formula="of:=HEX2DEC([.B4])-HEX2DEC([.A4])+1+8" office:value-type="float" office:value="4462" calcext:value-type="float">
            <text:p>4462</text:p>
          </table:table-cell>
          <table:table-cell table:formula="of:=[.F4]/8" office:value-type="float" office:value="557.75" calcext:value-type="float">
            <text:p>557.75</text:p>
          </table:table-cell>
        </table:table-row>
        <table:table-row table:style-name="ro1">
          <table:table-cell table:style-name="ce109" table:formula="of:=DEC2HEX(HEX2DEC([.B4])+1; 4)" office:value-type="string" office:string-value="1340" calcext:value-type="string">
            <text:p>1340</text:p>
          </table:table-cell>
          <table:table-cell table:style-name="ce114" table:formula="of:=DEC2HEX(HEX2DEC([.A5])+[.F5]-1;4)" office:value-type="string" office:string-value="13BF" calcext:value-type="string">
            <text:p>13BF</text:p>
          </table:table-cell>
          <table:table-cell table:style-name="ce30" office:value-type="string" calcext:value-type="string" table:number-columns-spanned="2" table:number-rows-spanned="1">
            <text:p>BIOS Jumpblock</text:p>
          </table:table-cell>
          <table:covered-table-cell table:style-name="ce30"/>
          <table:covered-table-cell table:style-name="ce127"/>
          <table:table-cell table:style-name="ce138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109" table:formula="of:=DEC2HEX(HEX2DEC([.B5])+1; 4)" office:value-type="string" office:string-value="13C0" calcext:value-type="string">
            <text:p>13C0</text:p>
          </table:table-cell>
          <table:table-cell table:style-name="ce108" office:value-type="string" calcext:value-type="string">
            <text:p>267F</text:p>
          </table:table-cell>
          <table:table-cell table:style-name="ce31" office:value-type="string" calcext:value-type="string" table:number-columns-spanned="2" table:number-rows-spanned="1">
            <text:p>Kernel code</text:p>
          </table:table-cell>
          <table:covered-table-cell table:style-name="ce118"/>
          <table:table-cell table:style-name="ce45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137" table:formula="of:=HEX2DEC([.B6])-HEX2DEC([.A6])+1" office:value-type="float" office:value="4800" calcext:value-type="float">
            <text:p>4800</text:p>
          </table:table-cell>
          <table:table-cell table:formula="of:=[.F6]/8" office:value-type="float" office:value="600" calcext:value-type="float">
            <text:p>600</text:p>
          </table:table-cell>
        </table:table-row>
        <table:table-row table:style-name="ro1">
          <table:table-cell table:style-name="ce109" table:formula="of:=DEC2HEX(HEX2DEC([.B6])-15; 4)" office:value-type="string" office:string-value="2670" calcext:value-type="string">
            <text:p>2670</text:p>
          </table:table-cell>
          <table:table-cell table:style-name="ce114" table:formula="of:=[.B6]" office:value-type="string" office:string-value="267F" calcext:value-type="string">
            <text:p>267F</text:p>
          </table:table-cell>
          <table:table-cell table:style-name="ce31" office:value-type="string" calcext:value-type="string" table:number-columns-spanned="2" table:number-rows-spanned="1">
            <text:p>dzOS version build</text:p>
          </table:table-cell>
          <table:covered-table-cell table:style-name="ce118"/>
          <table:covered-table-cell table:style-name="ce45"/>
          <table:table-cell table:style-name="ce137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109" table:formula="of:=DEC2HEX(HEX2DEC([.B6])+1; 4)" office:value-type="string" office:string-value="2680" calcext:value-type="string">
            <text:p>2680</text:p>
          </table:table-cell>
          <table:table-cell table:style-name="ce114" table:formula="of:=DEC2HEX(HEX2DEC([.A8])+[.F8]-1;4)" office:value-type="string" office:string-value="277F" calcext:value-type="string">
            <text:p>277F</text:p>
          </table:table-cell>
          <table:table-cell table:style-name="ce31" office:value-type="string" calcext:value-type="string" table:number-columns-spanned="2" table:number-rows-spanned="1">
            <text:p>Kernel Jumpblock</text:p>
          </table:table-cell>
          <table:covered-table-cell table:style-name="ce118"/>
          <table:covered-table-cell table:style-name="ce129"/>
          <table:table-cell table:style-name="ce138" office:value-type="float" office:value="256" calcext:value-type="float">
            <text:p>256</text:p>
          </table:table-cell>
          <table:table-cell table:formula="of:=[.F8]/8" office:value-type="float" office:value="32" calcext:value-type="float">
            <text:p>32</text:p>
          </table:table-cell>
        </table:table-row>
        <table:table-row table:style-name="ro3">
          <table:table-cell table:style-name="ce109" table:formula="of:=DEC2HEX(HEX2DEC([.B8])+1; 4)" office:value-type="string" office:string-value="2780" calcext:value-type="string">
            <text:p>2780</text:p>
          </table:table-cell>
          <table:table-cell table:style-name="ce108" office:value-type="string" calcext:value-type="string">
            <text:p>3D5F</text:p>
          </table:table-cell>
          <table:table-cell table:style-name="ce33" office:value-type="string" calcext:value-type="string" table:number-columns-spanned="2" table:number-rows-spanned="1">
            <text:p>CLI code</text:p>
          </table:table-cell>
          <table:covered-table-cell table:style-name="ce33"/>
          <table:table-cell table:style-name="ce130" table:formula="of:=COM.MICROSOFT.CONCAT(&quot;CLI &quot;;CHAR(10);CHAR(13);TEXT(SUM([.F9:.F9]);&quot;####&quot;);&quot; bytes&quot;)" office:value-type="string" office:string-value="CLI &#10;&#13;5600 bytes" calcext:value-type="string">
            <text:p>CLI </text:p>
            <text:p>5600 bytes</text:p>
          </table:table-cell>
          <table:table-cell table:style-name="ce137" table:formula="of:=HEX2DEC([.B9])-HEX2DEC([.A9])+1" office:value-type="float" office:value="5600" calcext:value-type="float">
            <text:p>5600</text:p>
          </table:table-cell>
          <table:table-cell table:formula="of:=[.F9]/8" office:value-type="float" office:value="700" calcext:value-type="float">
            <text:p>700</text:p>
          </table:table-cell>
        </table:table-row>
        <table:table-row table:style-name="ro3">
          <table:table-cell table:style-name="ce109" table:formula="of:=DEC2HEX(HEX2DEC([.B9])+1; 4)" office:value-type="string" office:string-value="3D60" calcext:value-type="string">
            <text:p>3D60</text:p>
          </table:table-cell>
          <table:table-cell table:style-name="ce114" table:formula="of:=DEC2HEX(HEX2DEC([.A10])+[.F10]-1;4)" office:value-type="string" office:string-value="3E5F" calcext:value-type="string">
            <text:p>3E5F</text:p>
          </table:table-cell>
          <table:table-cell table:style-name="ce35" office:value-type="string" calcext:value-type="string" table:number-columns-spanned="2" table:number-rows-spanned="1">
            <text:p>Bootstrap</text:p>
          </table:table-cell>
          <table:covered-table-cell table:style-name="ce35"/>
          <table:table-cell table:style-name="ce131" table:formula="of:=COM.MICROSOFT.CONCAT(&quot;BOOTSTRAP &quot;;CHAR(10);CHAR(13);TEXT(SUM([.F10:.F10]);&quot;####&quot;);&quot; bytes&quot;)" office:value-type="string" office:string-value="BOOTSTRAP &#10;&#13;256 bytes" calcext:value-type="string">
            <text:p>BOOTSTRAP </text:p>
            <text:p>256 bytes</text:p>
          </table:table-cell>
          <table:table-cell table:style-name="ce138" office:value-type="float" office:value="256" calcext:value-type="float">
            <text:p>256</text:p>
          </table:table-cell>
          <table:table-cell table:formula="of:=[.F10]/8" office:value-type="float" office:value="32" calcext:value-type="float">
            <text:p>32</text:p>
          </table:table-cell>
        </table:table-row>
        <table:table-row table:style-name="ro1">
          <table:table-cell table:style-name="ce109" table:formula="of:=DEC2HEX(HEX2DEC([.B10])+1; 4)" office:value-type="string" office:string-value="3E60" calcext:value-type="string">
            <text:p>3E60</text:p>
          </table:table-cell>
          <table:table-cell table:style-name="ce108" office:value-type="string" calcext:value-type="string">
            <text:p>3FFF</text:p>
          </table:table-cell>
          <table:table-cell table:style-name="ce34" office:value-type="string" calcext:value-type="string" table:number-columns-spanned="3" table:number-rows-spanned="1">
            <text:p>Free</text:p>
          </table:table-cell>
          <table:covered-table-cell table:style-name="ce121"/>
          <table:covered-table-cell table:style-name="ce132"/>
          <table:table-cell table:style-name="ce139" table:formula="of:=HEX2DEC([.B11])-HEX2DEC([.A11])+1" office:value-type="float" office:value="416" calcext:value-type="float">
            <text:p>416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33"/>
          <table:table-cell table:style-name="ce140"/>
          <table:table-cell/>
        </table:table-row>
        <table:table-row table:style-name="ro4">
          <table:table-cell table:number-columns-repeated="4"/>
          <table:table-cell table:style-name="ce133"/>
          <table:table-cell table:style-name="ce140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22" office:value-type="string" calcext:value-type="string">
            <text:p>File</text:p>
          </table:table-cell>
          <table:table-cell table:style-name="ce122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3" office:value-type="string" calcext:value-type="string">
            <text:p>BIOS.bin</text:p>
          </table:table-cell>
          <table:table-cell table:style-name="ce134" office:value-type="float" office:value="5056" calcext:value-type="float">
            <text:p>5056</text:p>
          </table:table-cell>
          <table:table-cell table:style-name="ce141" table:formula="of:=IF([.E20]&lt;&gt;SUM([.F3:.F5])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23" office:value-type="string" calcext:value-type="string">
            <text:p>CLI.bin</text:p>
          </table:table-cell>
          <table:table-cell table:style-name="ce134" office:value-type="float" office:value="5600" calcext:value-type="float">
            <text:p>5600</text:p>
          </table:table-cell>
          <table:table-cell table:style-name="ce142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24" office:value-type="string" calcext:value-type="string">
            <text:p>dzOS.yyyy.mm.dd.hh.mm.bin</text:p>
          </table:table-cell>
          <table:table-cell table:style-name="ce135" table:formula="of:=SUM([.E20:.E21])+SUM([.E23:.E25])" office:value-type="float" office:value="16384" calcext:value-type="float">
            <text:p>16384</text:p>
          </table:table-cell>
          <table:table-cell table:style-name="ce142"/>
          <table:table-cell/>
        </table:table-row>
        <table:table-row table:style-name="ro1">
          <table:table-cell table:number-columns-repeated="3"/>
          <table:table-cell table:style-name="ce123" office:value-type="string" calcext:value-type="string">
            <text:p>kernel.bin</text:p>
          </table:table-cell>
          <table:table-cell table:style-name="ce134" office:value-type="float" office:value="5056" calcext:value-type="float">
            <text:p>5056</text:p>
          </table:table-cell>
          <table:table-cell table:style-name="ce141" table:formula="of:=IF([.E23]&lt;&gt;[.F6]+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23" office:value-type="string" calcext:value-type="string">
            <text:p>BIOS.bootstrap.bin</text:p>
          </table:table-cell>
          <table:table-cell table:style-name="ce134" office:value-type="float" office:value="256" calcext:value-type="float">
            <text:p>256</text:p>
          </table:table-cell>
          <table:table-cell table:style-name="ce142" table:formula="of:=IF([.E24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23" office:value-type="string" calcext:value-type="string">
            <text:p>romtrail.bin</text:p>
          </table:table-cell>
          <table:table-cell table:style-name="ce134" office:value-type="float" office:value="416" calcext:value-type="float">
            <text:p>416</text:p>
          </table:table-cell>
          <table:table-cell table:style-name="ce142" table:formula="of:=IF([.E25]&lt;&gt;[.F11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ROM.F20:ROM.F25">
            <calcext:condition calcext:apply-style-name="Good" calcext:value="begins-with(&quot;Good&quot;)" calcext:base-cell-address="ROM.F20"/>
            <calcext:condition calcext:apply-style-name="Error" calcext:value="begins-with(&quot;ERROR&quot;)" calcext:base-cell-address="ROM.F20"/>
          </calcext:conditional-format>
        </calcext:conditional-formats>
      </table:table>
      <table:table table:name="RAM" table:style-name="ta1" table:print-ranges="RAM.A1:RAM.F54">
        <table:table-column table:style-name="co14" table:default-cell-style-name="ce111"/>
        <table:table-column table:style-name="co15" table:default-cell-style-name="ce111"/>
        <table:table-column table:style-name="co10" table:default-cell-style-name="ce110"/>
        <table:table-column table:style-name="co16" table:default-cell-style-name="ce110"/>
        <table:table-column table:style-name="co17" table:default-cell-style-name="Default"/>
        <table:table-column table:style-name="co18" table:default-cell-style-name="ce111"/>
        <table:table-column table:style-name="co19" table:default-cell-style-name="ce241"/>
        <table:table-row table:style-name="ro1">
          <table:table-cell table:style-name="ce106" office:value-type="string" calcext:value-type="string" table:number-columns-spanned="2" table:number-rows-spanned="1">
            <text:p>Address</text:p>
          </table:table-cell>
          <table:covered-table-cell table:style-name="ce112"/>
          <table:table-cell table:style-name="ce75" office:value-type="string" calcext:value-type="string" table:number-columns-spanned="3" table:number-rows-spanned="1">
            <text:p>Description</text:p>
          </table:table-cell>
          <table:covered-table-cell table:style-name="ce75"/>
          <table:covered-table-cell table:style-name="ce125"/>
          <table:table-cell table:style-name="ce122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218" office:value-type="string" calcext:value-type="string" table:number-columns-spanned="5" table:number-rows-spanned="1">
            <text:p>RAM</text:p>
          </table:table-cell>
          <table:covered-table-cell table:style-name="ce224"/>
          <table:covered-table-cell table:number-columns-repeated="2" table:style-name="ce228"/>
          <table:covered-table-cell table:style-name="ce115"/>
          <table:table-cell table:style-name="ce136" table:formula="of:=COM.MICROSOFT.CONCAT(TEXT(([.F3]+[.F4]+[.F5]+[.F6]+[.F52]+[.F53]+[.F54]);&quot;#####&quot;); &quot; (&quot;; TEXT(([.F3]+[.F4]+[.F5]+[.F6]+[.F52]+[.F53]+[.F54])/1024;&quot;#####&quot;); &quot; KB)&quot;)" office:value-type="string" office:string-value="49218 (48 KB)" calcext:value-type="string">
            <text:p>49218 (48 KB)</text:p>
          </table:table-cell>
          <table:table-cell/>
        </table:table-row>
        <table:table-row table:style-name="ro1">
          <table:table-cell table:style-name="ce219" office:value-type="float" office:value="4000" calcext:value-type="float">
            <text:p>4000</text:p>
          </table:table-cell>
          <table:table-cell table:style-name="ce225" table:formula="of:=DEC2HEX(HEX2DEC([.A3])+[.F3]-1;4)" office:value-type="string" office:string-value="401F" calcext:value-type="string">
            <text:p>401F</text:p>
          </table:table-cell>
          <table:table-cell table:style-name="ce229" office:value-type="string" calcext:value-type="string" table:number-columns-spanned="2" table:number-rows-spanned="1">
            <text:p>Stack</text:p>
          </table:table-cell>
          <table:covered-table-cell table:style-name="ce236"/>
          <table:table-cell table:style-name="ce238"/>
          <table:table-cell table:style-name="ce138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20" table:formula="of:=DEC2HEX(HEX2DEC([.B3])+1;4)" office:value-type="string" office:string-value="4020" calcext:value-type="string">
            <text:p>4020</text:p>
          </table:table-cell>
          <table:table-cell table:style-name="ce225" table:formula="of:=DEC2HEX(HEX2DEC([.A4])+[.F4]-1;4)" office:value-type="string" office:string-value="417C" calcext:value-type="string">
            <text:p>417C</text:p>
          </table:table-cell>
          <table:table-cell table:style-name="ce230" office:value-type="string" calcext:value-type="string" table:number-columns-spanned="2" table:number-rows-spanned="1">
            <text:p>System Variables</text:p>
          </table:table-cell>
          <table:covered-table-cell table:style-name="ce31"/>
          <table:table-cell table:style-name="ce238"/>
          <table:table-cell table:style-name="ce137" table:formula="of:=SUM([.F5:.F51])" office:value-type="float" office:value="349" calcext:value-type="float">
            <text:p>349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2" table:number-rows-spanned="8">
            <text:p>SIO</text:p>
          </table:table-cell>
          <table:covered-table-cell table:style-name="ce71"/>
          <table:table-cell table:style-name="ce73" table:formula="of:=[.A4]" office:value-type="string" office:string-value="4020" calcext:value-type="string">
            <text:p>4020</text:p>
          </table:table-cell>
          <table:table-cell table:style-name="ce80" office:value-type="string" calcext:value-type="string">
            <text:p>SIO_CH_A_BUFFER</text:p>
          </table:table-cell>
          <table:table-cell table:style-name="ce238"/>
          <table:table-cell table:style-name="ce138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5])+[.F5])" office:value-type="string" office:string-value="4060" calcext:value-type="string">
            <text:p>4060</text:p>
          </table:table-cell>
          <table:table-cell table:style-name="ce80" office:value-type="string" calcext:value-type="string">
            <text:p>SIO_CH_A_IN_PT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6])+[.F6])" office:value-type="string" office:string-value="4062" calcext:value-type="string">
            <text:p>4062</text:p>
          </table:table-cell>
          <table:table-cell table:style-name="ce80" office:value-type="string" calcext:value-type="string">
            <text:p>SIO_CH_A_RD_PT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7])+[.F7])" office:value-type="string" office:string-value="4064" calcext:value-type="string">
            <text:p>4064</text:p>
          </table:table-cell>
          <table:table-cell table:style-name="ce80" office:value-type="string" calcext:value-type="string">
            <text:p>SIO_CH_A_BUFFER_USED</text:p>
          </table:table-cell>
          <table:table-cell table:style-name="ce238"/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8])+[.F8])" office:value-type="string" office:string-value="4065" calcext:value-type="string">
            <text:p>4065</text:p>
          </table:table-cell>
          <table:table-cell table:style-name="ce80" office:value-type="string" calcext:value-type="string">
            <text:p>SIO_CH_B_BUFFER</text:p>
          </table:table-cell>
          <table:table-cell table:style-name="ce238"/>
          <table:table-cell table:style-name="ce138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9])+[.F9])" office:value-type="string" office:string-value="40A5" calcext:value-type="string">
            <text:p>40A5</text:p>
          </table:table-cell>
          <table:table-cell table:style-name="ce80" office:value-type="string" calcext:value-type="string">
            <text:p>SIO_CH_B_IN_PT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10])+[.F10])" office:value-type="string" office:string-value="40A7" calcext:value-type="string">
            <text:p>40A7</text:p>
          </table:table-cell>
          <table:table-cell table:style-name="ce80" office:value-type="string" calcext:value-type="string">
            <text:p>SIO_CH_B_RD_PT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11])+[.F11])" office:value-type="string" office:string-value="40A9" calcext:value-type="string">
            <text:p>40A9</text:p>
          </table:table-cell>
          <table:table-cell table:style-name="ce80" office:value-type="string" calcext:value-type="string">
            <text:p>SIO_CH_B_BUFFER_USED</text:p>
          </table:table-cell>
          <table:table-cell table:style-name="ce238"/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64" office:value-type="string" calcext:value-type="string" table:number-columns-spanned="2" table:number-rows-spanned="3">
            <text:p>DISK</text:p>
            <text:p>Superblock</text:p>
          </table:table-cell>
          <table:covered-table-cell table:style-name="ce71"/>
          <table:table-cell table:style-name="ce74" table:formula="of:=DEC2HEX(HEX2DEC([.C12])+[.F12])" office:value-type="string" office:string-value="40AA" calcext:value-type="string">
            <text:p>40AA</text:p>
          </table:table-cell>
          <table:table-cell table:style-name="ce80" office:value-type="string" calcext:value-type="string">
            <text:p>DISK_is_formatted</text:p>
          </table:table-cell>
          <table:table-cell table:style-name="ce238" office:value-type="string" calcext:value-type="string">
            <text:p>Indicates if the DISK can be used.</text:p>
            <text:p>FF = if it’s DZFS format. 00 otherwise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4"/>
          <table:covered-table-cell table:style-name="ce71"/>
          <table:table-cell table:style-name="ce74" table:formula="of:=DEC2HEX(HEX2DEC([.C13])+[.F13])" office:value-type="string" office:string-value="40AB" calcext:value-type="string">
            <text:p>40AB</text:p>
          </table:table-cell>
          <table:table-cell table:style-name="ce80" office:value-type="string" calcext:value-type="string">
            <text:p>DISK_show_deleted</text:p>
          </table:table-cell>
          <table:table-cell table:style-name="ce82" office:value-type="string" calcext:value-type="string">
            <text:p>$00 = do not show deleted files with <text:span text:style-name="T2">cat </text:span>command</text:p>
            <text:p><text:span text:style-name="T3">$01 = show also deleted files with </text:span><text:span text:style-name="T4">cat </text:span><text:span text:style-name="T5">command</text:span>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14])+[.F14])" office:value-type="string" office:string-value="40AC" calcext:value-type="string">
            <text:p>40AC</text:p>
          </table:table-cell>
          <table:table-cell table:style-name="ce80" office:value-type="string" calcext:value-type="string">
            <text:p>DISK_cur_secto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2" table:number-rows-spanned="11">
            <text:p>DISK</text:p>
            <text:p>BAT</text:p>
          </table:table-cell>
          <table:covered-table-cell table:style-name="ce71"/>
          <table:table-cell table:style-name="ce74" table:formula="of:=DEC2HEX(HEX2DEC([.C15])+[.F15])" office:value-type="string" office:string-value="40AE" calcext:value-type="string">
            <text:p>40AE</text:p>
          </table:table-cell>
          <table:table-cell table:style-name="ce80" office:value-type="string" calcext:value-type="string">
            <text:p>DISK_cur_file_name</text:p>
          </table:table-cell>
          <table:table-cell table:style-name="ce238"/>
          <table:table-cell table:style-name="ce138" office:value-type="float" office:value="14" calcext:value-type="float">
            <text:p>14</text:p>
          </table:table-cell>
          <table:table-cell/>
        </table:table-row>
        <table:table-row table:style-name="ro6">
          <table:covered-table-cell table:style-name="ce64"/>
          <table:covered-table-cell table:style-name="ce71"/>
          <table:table-cell table:style-name="ce74" table:formula="of:=DEC2HEX(HEX2DEC([.C16])+[.F16])" office:value-type="string" office:string-value="40BC" calcext:value-type="string">
            <text:p>40BC</text:p>
          </table:table-cell>
          <table:table-cell table:style-name="ce80" office:value-type="string" calcext:value-type="string">
            <text:p>DISK_cur_file_attribs</text:p>
          </table:table-cell>
          <table:table-cell table:style-name="ce238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6">Bit 4 - Not used.</text:span></text:p>
            <text:p><text:span text:style-name="T6">Bit 5 - Not used.</text:span></text:p>
            <text:p>Bit 6 - Not used.</text:p>
            <text:p>Bit 7 - Not used.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17])+[.F17])" office:value-type="string" office:string-value="40BD" calcext:value-type="string">
            <text:p>40BD</text:p>
          </table:table-cell>
          <table:table-cell table:style-name="ce80" office:value-type="string" calcext:value-type="string">
            <text:p>DISK_cur_file_time_created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18])+[.F18])" office:value-type="string" office:string-value="40BF" calcext:value-type="string">
            <text:p>40BF</text:p>
          </table:table-cell>
          <table:table-cell table:style-name="ce80" office:value-type="string" calcext:value-type="string">
            <text:p>DISK_cur_file_date_created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19])+[.F19])" office:value-type="string" office:string-value="40C1" calcext:value-type="string">
            <text:p>40C1</text:p>
          </table:table-cell>
          <table:table-cell table:style-name="ce80" office:value-type="string" calcext:value-type="string">
            <text:p>DISK_cur_file_time_modified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0])+[.F20])" office:value-type="string" office:string-value="40C3" calcext:value-type="string">
            <text:p>40C3</text:p>
          </table:table-cell>
          <table:table-cell table:style-name="ce80" office:value-type="string" calcext:value-type="string">
            <text:p>DISK_cur_file_date_modified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1])+[.F21])" office:value-type="string" office:string-value="40C5" calcext:value-type="string">
            <text:p>40C5</text:p>
          </table:table-cell>
          <table:table-cell table:style-name="ce80" office:value-type="string" calcext:value-type="string">
            <text:p>DISK_cur_file_size_bytes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2])+[.F22])" office:value-type="string" office:string-value="40C7" calcext:value-type="string">
            <text:p>40C7</text:p>
          </table:table-cell>
          <table:table-cell table:style-name="ce80" office:value-type="string" calcext:value-type="string">
            <text:p>DISK_cur_file_size_sectors</text:p>
          </table:table-cell>
          <table:table-cell table:style-name="ce238"/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3])+[.F23])" office:value-type="string" office:string-value="40C8" calcext:value-type="string">
            <text:p>40C8</text:p>
          </table:table-cell>
          <table:table-cell table:style-name="ce80" office:value-type="string" calcext:value-type="string">
            <text:p>DISK_cur_file_entry_numbe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4])+[.F24])" office:value-type="string" office:string-value="40CA" calcext:value-type="string">
            <text:p>40CA</text:p>
          </table:table-cell>
          <table:table-cell table:style-name="ce80" office:value-type="string" calcext:value-type="string">
            <text:p>DISK_cur_file_1st_sector</text:p>
          </table:table-cell>
          <table:table-cell table:style-name="ce238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5])+[.F25])" office:value-type="string" office:string-value="40CC" calcext:value-type="string">
            <text:p>40CC</text:p>
          </table:table-cell>
          <table:table-cell table:style-name="ce80" office:value-type="string" calcext:value-type="string">
            <text:p>DISK_cur_file_load_addr</text:p>
          </table:table-cell>
          <table:table-cell table:style-name="ce83"/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2" table:number-rows-spanned="6">
            <text:p>CLI</text:p>
          </table:table-cell>
          <table:covered-table-cell table:style-name="ce71"/>
          <table:table-cell table:style-name="ce74" table:formula="of:=DEC2HEX(HEX2DEC([.C26])+[.F26])" office:value-type="string" office:string-value="40CE" calcext:value-type="string">
            <text:p>40CE</text:p>
          </table:table-cell>
          <table:table-cell table:style-name="ce80" office:value-type="string" calcext:value-type="string">
            <text:p>CLI_buffer</text:p>
          </table:table-cell>
          <table:table-cell table:style-name="ce238"/>
          <table:table-cell table:style-name="ce138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7])+[.F27])" office:value-type="string" office:string-value="40D4" calcext:value-type="string">
            <text:p>40D4</text:p>
          </table:table-cell>
          <table:table-cell table:style-name="ce80" office:value-type="string" calcext:value-type="string">
            <text:p>CLI_buffer_cmd</text:p>
          </table:table-cell>
          <table:table-cell table:style-name="ce238"/>
          <table:table-cell table:style-name="ce138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8])+[.F28])" office:value-type="string" office:string-value="40E4" calcext:value-type="string">
            <text:p>40E4</text:p>
          </table:table-cell>
          <table:table-cell table:style-name="ce80" office:value-type="string" calcext:value-type="string">
            <text:p><text:span text:style-name="T1">CLI_</text:span>buffer_parm1_val</text:p>
          </table:table-cell>
          <table:table-cell table:style-name="ce238"/>
          <table:table-cell table:style-name="ce138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29])+[.F29])" office:value-type="string" office:string-value="40F4" calcext:value-type="string">
            <text:p>40F4</text:p>
          </table:table-cell>
          <table:table-cell table:style-name="ce80" office:value-type="string" calcext:value-type="string">
            <text:p><text:span text:style-name="T1">CLI_</text:span>buffer_parm2_val</text:p>
          </table:table-cell>
          <table:table-cell table:style-name="ce238"/>
          <table:table-cell table:style-name="ce138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30])+[.F30])" office:value-type="string" office:string-value="4104" calcext:value-type="string">
            <text:p>4104</text:p>
          </table:table-cell>
          <table:table-cell table:style-name="ce80" office:value-type="string" calcext:value-type="string">
            <text:p><text:span text:style-name="T1">CLI_</text:span>buffer_pgm</text:p>
          </table:table-cell>
          <table:table-cell table:style-name="ce238"/>
          <table:table-cell table:style-name="ce138" office:value-type="float" office:value="32" calcext:value-type="float">
            <text:p>32</text:p>
          </table:table-cell>
          <table:table-cell/>
        </table:table-row>
        <table:table-row table:style-name="ro5">
          <table:covered-table-cell table:style-name="ce64"/>
          <table:covered-table-cell table:style-name="ce71"/>
          <table:table-cell table:style-name="ce74" table:formula="of:=DEC2HEX(HEX2DEC([.C31])+[.F31])" office:value-type="string" office:string-value="4124" calcext:value-type="string">
            <text:p>4124</text:p>
          </table:table-cell>
          <table:table-cell table:style-name="ce80" office:value-type="string" calcext:value-type="string">
            <text:p><text:span text:style-name="T1">CLI_</text:span>buffer_full_cmd</text:p>
          </table:table-cell>
          <table:table-cell table:style-name="ce238" office:value-type="string" calcext:value-type="string">
            <text:p>CLI copies here commands entered by the user, so that programs called with ‘run’ can read the parameters.</text:p>
          </table:table-cell>
          <table:table-cell table:style-name="ce138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2" table:number-rows-spanned="9">
            <text:p>RTC</text:p>
          </table:table-cell>
          <table:covered-table-cell table:style-name="ce71"/>
          <table:table-cell table:style-name="ce74" table:formula="of:=DEC2HEX(HEX2DEC([.C32])+[.F32])" office:value-type="string" office:string-value="4164" calcext:value-type="string">
            <text:p>4164</text:p>
          </table:table-cell>
          <table:table-cell table:style-name="ce80" office:value-type="string" calcext:value-type="string">
            <text:p>RTC_hour</text:p>
          </table:table-cell>
          <table:table-cell table:style-name="ce238" office:value-type="string" calcext:value-type="string">
            <text:p>24h format, in hexadecimal ($00-$17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33])+[.F33])" office:value-type="string" office:string-value="4165" calcext:value-type="string">
            <text:p>4165</text:p>
          </table:table-cell>
          <table:table-cell table:style-name="ce80" office:value-type="string" calcext:value-type="string">
            <text:p>RTC_minutes</text:p>
          </table:table-cell>
          <table:table-cell table:style-name="ce238" office:value-type="string" calcext:value-type="string">
            <text:p>In hexadecimal ($00-$3B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34])+[.F34])" office:value-type="string" office:string-value="4166" calcext:value-type="string">
            <text:p>4166</text:p>
          </table:table-cell>
          <table:table-cell table:style-name="ce80" office:value-type="string" calcext:value-type="string">
            <text:p>RTC_seconds</text:p>
          </table:table-cell>
          <table:table-cell table:style-name="ce238" office:value-type="string" calcext:value-type="string">
            <text:p>In hexadecimal ($00-$3B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35])+[.F35])" office:value-type="string" office:string-value="4167" calcext:value-type="string">
            <text:p>4167</text:p>
          </table:table-cell>
          <table:table-cell table:style-name="ce80" office:value-type="string" calcext:value-type="string">
            <text:p>RTC_century</text:p>
          </table:table-cell>
          <table:table-cell table:style-name="ce238" office:value-type="string" calcext:value-type="string">
            <text:p>20 part of 2022, in hexadecimal (e.g. 20 = $14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4"/>
          <table:covered-table-cell table:style-name="ce71"/>
          <table:table-cell table:style-name="ce74" table:formula="of:=DEC2HEX(HEX2DEC([.C36])+[.F36])" office:value-type="string" office:string-value="4168" calcext:value-type="string">
            <text:p>4168</text:p>
          </table:table-cell>
          <table:table-cell table:style-name="ce80" office:value-type="string" calcext:value-type="string">
            <text:p>RTC_year</text:p>
          </table:table-cell>
          <table:table-cell table:style-name="ce238" office:value-type="string" calcext:value-type="string">
            <text:p>22 part of 2022, in hexadecimal (e.g. 22 = $16)</text:p>
            <text:p>The RTC supports until 2079, therefore max. value is $4F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4"/>
          <table:covered-table-cell table:style-name="ce71"/>
          <table:table-cell table:style-name="ce74" table:formula="of:=DEC2HEX(HEX2DEC([.C37])+[.F37])" office:value-type="string" office:string-value="4169" calcext:value-type="string">
            <text:p>4169</text:p>
          </table:table-cell>
          <table:table-cell table:style-name="ce80" office:value-type="string" calcext:value-type="string">
            <text:p>RTC_year4</text:p>
          </table:table-cell>
          <table:table-cell table:style-name="ce238" office:value-type="string" calcext:value-type="string">
            <text:p>4 digit year, in hexadecimal (e.g. 2022 = $07E6)</text:p>
            <text:p><text:span text:style-name="T3">The RTC supports until 2079, therefore max. value is $081F</text:span>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38])+[.F38])" office:value-type="string" office:string-value="416B" calcext:value-type="string">
            <text:p>416B</text:p>
          </table:table-cell>
          <table:table-cell table:style-name="ce80" office:value-type="string" calcext:value-type="string">
            <text:p>RTC_month</text:p>
          </table:table-cell>
          <table:table-cell table:style-name="ce238" office:value-type="string" calcext:value-type="string">
            <text:p>In hexadecimal ($00-$0C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39])+[.F39])" office:value-type="string" office:string-value="416C" calcext:value-type="string">
            <text:p>416C</text:p>
          </table:table-cell>
          <table:table-cell table:style-name="ce80" office:value-type="string" calcext:value-type="string">
            <text:p>RTC_day</text:p>
          </table:table-cell>
          <table:table-cell table:style-name="ce238" office:value-type="string" calcext:value-type="string">
            <text:p>In hexadecimal ($00-$1F)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64"/>
          <table:covered-table-cell table:style-name="ce71"/>
          <table:table-cell table:style-name="ce74" table:formula="of:=DEC2HEX(HEX2DEC([.C40])+[.F40])" office:value-type="string" office:string-value="416D" calcext:value-type="string">
            <text:p>416D</text:p>
          </table:table-cell>
          <table:table-cell table:style-name="ce80" office:value-type="string" calcext:value-type="string">
            <text:p>RTC_day_of_the_week</text:p>
          </table:table-cell>
          <table:table-cell table:style-name="ce238" office:value-type="string" calcext:value-type="string">
            <text:p>0=Sunday, 1=Monday, 2=Tuesday, 3=Wednesday, 4=Thursday, 5=Friday, 6=Saturday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2" table:number-rows-spanned="2">
            <text:p>Math</text:p>
          </table:table-cell>
          <table:covered-table-cell table:style-name="ce71"/>
          <table:table-cell table:style-name="ce73" table:formula="of:=DEC2HEX(HEX2DEC([.C41])+[.F41])" office:value-type="string" office:string-value="416E" calcext:value-type="string">
            <text:p>416E</text:p>
          </table:table-cell>
          <table:table-cell table:style-name="ce80" office:value-type="string" calcext:value-type="string">
            <text:p>MATH_CRC</text:p>
          </table:table-cell>
          <table:table-cell table:style-name="ce238" office:value-type="string" calcext:value-type="string">
            <text:p>CRC-16 CRC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42])+[.F42])" office:value-type="string" office:string-value="4170" calcext:value-type="string">
            <text:p>4170</text:p>
          </table:table-cell>
          <table:table-cell table:style-name="ce80" office:value-type="string" calcext:value-type="string">
            <text:p>MATH_polynomial</text:p>
          </table:table-cell>
          <table:table-cell table:style-name="ce238" office:value-type="string" calcext:value-type="string">
            <text:p>CRC-16 Polynomial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4" office:value-type="string" calcext:value-type="string" table:number-columns-spanned="2" table:number-rows-spanned="8">
            <text:p>Generic</text:p>
          </table:table-cell>
          <table:covered-table-cell table:style-name="ce71"/>
          <table:table-cell table:style-name="ce74" table:formula="of:=DEC2HEX(HEX2DEC([.C43])+[.F43])" office:value-type="string" office:string-value="4172" calcext:value-type="string">
            <text:p>4172</text:p>
          </table:table-cell>
          <table:table-cell table:style-name="ce80" office:value-type="string" calcext:value-type="string">
            <text:p>SD_images_num</text:p>
          </table:table-cell>
          <table:table-cell table:style-name="ce238" office:value-type="string" calcext:value-type="string">
            <text:p>Number of Image Files found by ASMDC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44])+[.F44])" office:value-type="string" office:string-value="4173" calcext:value-type="string">
            <text:p>4173</text:p>
          </table:table-cell>
          <table:table-cell table:style-name="ce80" office:value-type="string" calcext:value-type="string">
            <text:p>DISK_current</text:p>
          </table:table-cell>
          <table:table-cell table:style-name="ce238" office:value-type="string" calcext:value-type="string">
            <text:p>Current DISK active. All disk operations will be on this DISK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7">
          <table:covered-table-cell table:style-name="ce64"/>
          <table:covered-table-cell table:style-name="ce71"/>
          <table:table-cell table:style-name="ce74" table:formula="of:=DEC2HEX(HEX2DEC([.C45])+[.F45])" office:value-type="string" office:string-value="4174" calcext:value-type="string">
            <text:p>4174</text:p>
          </table:table-cell>
          <table:table-cell table:style-name="ce80" office:value-type="string" calcext:value-type="string">
            <text:p>DISK_status</text:p>
          </table:table-cell>
          <table:table-cell table:style-name="ce238" office:value-type="string" calcext:value-type="string">
            <text:p>Status of the FDD</text:p>
            <text:p>    Low Nibble (0x00 if all OK)</text:p>
            <text:p>         bit 0 = not used</text:p>
            <text:p>         bit 1 = not used</text:p>
            <text:p>         bit 2 = set if last command resulted in error</text:p>
            <text:p>         bit 3 = not used</text:p>
            <text:p>    High Nibble (error code of last operation)</text:p>
            <text:p/>
            <text:p><text:span text:style-name="T3">Status of the SD Card reader</text:span></text:p>
            <text:p><text:span text:style-name="T3">    Low Nibble (0x00 if all OK)</text:span></text:p>
            <text:p><text:span text:style-name="T3">         bit 0 = set if SD card was not found</text:span></text:p>
            <text:p><text:span text:style-name="T3">         bit 1 = set if image file was not found</text:span></text:p>
            <text:p><text:span text:style-name="T3">         bit 2 = set if last command resulted in error</text:span></text:p>
            <text:p><text:span text:style-name="T3">         bit 3 = not used</text:span></text:p>
            <text:p><text:span text:style-name="T3">    High Nibble (number of disk image files found)</text:span>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8">
          <table:covered-table-cell table:style-name="ce64"/>
          <table:covered-table-cell table:style-name="ce71"/>
          <table:table-cell table:style-name="ce74" table:formula="of:=DEC2HEX(HEX2DEC([.C46])+[.F46])" office:value-type="string" office:string-value="4175" calcext:value-type="string">
            <text:p>4175</text:p>
          </table:table-cell>
          <table:table-cell table:style-name="ce80" office:value-type="string" calcext:value-type="string">
            <text:p>tmp_addr1</text:p>
          </table:table-cell>
          <table:table-cell table:style-name="ce238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47])+[.F47])" office:value-type="string" office:string-value="4177" calcext:value-type="string">
            <text:p>4177</text:p>
          </table:table-cell>
          <table:table-cell table:style-name="ce80" office:value-type="string" calcext:value-type="string">
            <text:p>tmp_addr2</text:p>
          </table:table-cell>
          <table:table-cell table:style-name="ce238" office:value-type="string" calcext:value-type="string">
            <text:p>Temporary storage for an address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48])+[.F48])" office:value-type="string" office:string-value="4179" calcext:value-type="string">
            <text:p>4179</text:p>
          </table:table-cell>
          <table:table-cell table:style-name="ce80" office:value-type="string" calcext:value-type="string">
            <text:p>tmp_addr3</text:p>
          </table:table-cell>
          <table:table-cell table:style-name="ce238" office:value-type="string" calcext:value-type="string">
            <text:p>Temporary storage for an address</text:p>
          </table:table-cell>
          <table:table-cell table:style-name="ce138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49])+[.F49])" office:value-type="string" office:string-value="417B" calcext:value-type="string">
            <text:p>417B</text:p>
          </table:table-cell>
          <table:table-cell table:style-name="ce80" office:value-type="string" calcext:value-type="string">
            <text:p>tmp_byte</text:p>
          </table:table-cell>
          <table:table-cell table:style-name="ce238" office:value-type="string" calcext:value-type="string">
            <text:p>Temporary storage for a Byte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64"/>
          <table:covered-table-cell table:style-name="ce71"/>
          <table:table-cell table:style-name="ce74" table:formula="of:=DEC2HEX(HEX2DEC([.C50])+[.F50])" office:value-type="string" office:string-value="417C" calcext:value-type="string">
            <text:p>417C</text:p>
          </table:table-cell>
          <table:table-cell table:style-name="ce80" office:value-type="string" calcext:value-type="string">
            <text:p>tmp_byte2</text:p>
          </table:table-cell>
          <table:table-cell table:style-name="ce238" office:value-type="string" calcext:value-type="string">
            <text:p>Temporary storage for a Byte</text:p>
          </table:table-cell>
          <table:table-cell table:style-name="ce138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7" table:formula="of:=DEC2HEX(HEX2DEC([.B4])+1;4)" office:value-type="string" office:string-value="417D" calcext:value-type="string">
            <text:p>417D</text:p>
          </table:table-cell>
          <table:table-cell table:style-name="ce225" table:formula="of:=DEC2HEX(HEX2DEC([.A52])+[.F52]-1;4)" office:value-type="string" office:string-value="421F" calcext:value-type="string">
            <text:p>421F</text:p>
          </table:table-cell>
          <table:table-cell table:style-name="ce98" office:value-type="string" calcext:value-type="string" table:number-columns-spanned="2" table:number-rows-spanned="1">
            <text:p>Reserved for future use</text:p>
          </table:table-cell>
          <table:covered-table-cell table:style-name="ce236"/>
          <table:table-cell table:style-name="ce238"/>
          <table:table-cell table:style-name="ce137" table:formula="of:=512-[.F4]" office:value-type="float" office:value="163" calcext:value-type="float">
            <text:p>163</text:p>
          </table:table-cell>
          <table:table-cell/>
        </table:table-row>
        <table:table-row table:style-name="ro1">
          <table:table-cell table:style-name="ce67" table:formula="of:=DEC2HEX(HEX2DEC([.B52])+1;4)" office:value-type="string" office:string-value="4220" calcext:value-type="string">
            <text:p>4220</text:p>
          </table:table-cell>
          <table:table-cell table:style-name="ce225" table:formula="of:=DEC2HEX(HEX2DEC([.A53])+[.F53]-1;4)" office:value-type="string" office:string-value="441F" calcext:value-type="string">
            <text:p>441F</text:p>
          </table:table-cell>
          <table:table-cell table:style-name="ce99" office:value-type="string" calcext:value-type="string" table:number-columns-spanned="2" table:number-rows-spanned="1">
            <text:p>DISK Buffer</text:p>
          </table:table-cell>
          <table:covered-table-cell table:style-name="ce236"/>
          <table:table-cell table:style-name="ce145"/>
          <table:table-cell table:style-name="ce138"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69" table:formula="of:=DEC2HEX(HEX2DEC([.B53])+1;4)" office:value-type="string" office:string-value="4420" calcext:value-type="string">
            <text:p>4420</text:p>
          </table:table-cell>
          <table:table-cell table:style-name="ce79" office:value-type="string" calcext:value-type="string">
            <text:p>FFFF</text:p>
          </table:table-cell>
          <table:table-cell table:style-name="ce100" office:value-type="string" calcext:value-type="string" table:number-columns-spanned="3" table:number-rows-spanned="1">
            <text:p>Free RAM</text:p>
          </table:table-cell>
          <table:covered-table-cell table:style-name="ce34"/>
          <table:covered-table-cell table:style-name="ce132"/>
          <table:table-cell table:style-name="ce139" table:formula="of:=HEX2DEC([.B54])-HEX2DEC([.A54])+1" office:value-type="float" office:value="48096" calcext:value-type="float">
            <text:p>48096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ce133"/>
          <table:table-cell table:style-name="ce140"/>
          <table:table-cell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Jumpblocks" table:style-name="ta1">
        <table:table-column table:style-name="co20" table:default-cell-style-name="ce235"/>
        <table:table-column table:style-name="co21" table:default-cell-style-name="ce242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row table:style-name="ro1">
          <table:table-cell table:style-name="ce232" office:value-type="string" calcext:value-type="string" table:number-columns-spanned="2" table:number-rows-spanned="1">
            <text:p>BIOS Jumpblocks</text:p>
          </table:table-cell>
          <table:covered-table-cell table:style-name="ce237"/>
          <table:table-cell/>
          <table:table-cell table:style-name="ce157" office:value-type="string" calcext:value-type="string" table:number-columns-spanned="2" table:number-rows-spanned="1">
            <text:p>Kernel Jumpblocks</text:p>
          </table:table-cell>
          <table:covered-table-cell table:style-name="ce157"/>
        </table:table-row>
        <table:table-row table:style-name="ro1">
          <table:table-cell table:style-name="ce233" office:value-type="string" calcext:value-type="string">
            <text:p>Routine</text:p>
          </table:table-cell>
          <table:table-cell table:style-name="ce239" office:value-type="string" calcext:value-type="string">
            <text:p>Address</text:p>
          </table:table-cell>
          <table:table-cell/>
          <table:table-cell table:style-name="ce233" office:value-type="string" calcext:value-type="string">
            <text:p>Routine</text:p>
          </table:table-cell>
          <table:table-cell table:style-name="ce239" office:value-type="string" calcext:value-type="string">
            <text:p>Address</text:p>
          </table:table-cell>
        </table:table-row>
        <table:table-row table:style-name="ro1">
          <table:table-cell table:style-name="ce234" office:value-type="string" calcext:value-type="string">
            <text:p>F_BIOS_WBOOT</text:p>
          </table:table-cell>
          <table:table-cell table:style-name="ce240" table:formula="of:=[$ROM.A5]" office:value-type="string" office:string-value="1340" calcext:value-type="string">
            <text:p>1340</text:p>
          </table:table-cell>
          <table:table-cell/>
          <table:table-cell table:style-name="ce234" office:value-type="string" calcext:value-type="string">
            <text:p>F_KRN_SYSHALT</text:p>
          </table:table-cell>
          <table:table-cell table:style-name="ce240" table:formula="of:=[$ROM.A8]" office:value-type="string" office:string-value="2680" calcext:value-type="string">
            <text:p>2680</text:p>
          </table:table-cell>
        </table:table-row>
        <table:table-row table:style-name="ro1">
          <table:table-cell table:style-name="ce234" office:value-type="string" calcext:value-type="string">
            <text:p>F_BIOS_SYSHALT</text:p>
          </table:table-cell>
          <table:table-cell table:style-name="ce240" table:formula="of:=DEC2HEX(HEX2DEC([.B3])+3;4)" office:value-type="string" office:string-value="1343" calcext:value-type="string">
            <text:p>1343</text:p>
          </table:table-cell>
          <table:table-cell/>
          <table:table-cell table:style-name="ce234" office:value-type="string" calcext:value-type="string">
            <text:p>F_KRN_DISK_CHANGE</text:p>
          </table:table-cell>
          <table:table-cell table:style-name="ce240" table:formula="of:=DEC2HEX(HEX2DEC([.E3])+3;4)" office:value-type="string" office:string-value="2683" calcext:value-type="string">
            <text:p>2683</text:p>
          </table:table-cell>
        </table:table-row>
        <table:table-row table:style-name="ro1">
          <table:table-cell table:style-name="ce234" office:value-type="string" calcext:value-type="string">
            <text:p>F_BIOS_SERIAL_CONIN_A</text:p>
          </table:table-cell>
          <table:table-cell table:style-name="ce240" table:formula="of:=DEC2HEX(HEX2DEC([.B4])+3;4)" office:value-type="string" office:string-value="1346" calcext:value-type="string">
            <text:p>1346</text:p>
          </table:table-cell>
          <table:table-cell/>
          <table:table-cell table:style-name="ce234" office:value-type="string" calcext:value-type="string">
            <text:p>F_KRN_SERIAL_SETFGCOLR</text:p>
          </table:table-cell>
          <table:table-cell table:style-name="ce240" table:formula="of:=DEC2HEX(HEX2DEC([.E4])+3;4)" office:value-type="string" office:string-value="2686" calcext:value-type="string">
            <text:p>2686</text:p>
          </table:table-cell>
        </table:table-row>
        <table:table-row table:style-name="ro1">
          <table:table-cell table:style-name="ce234" office:value-type="string" calcext:value-type="string">
            <text:p>F_BIOS_SERIAL_CONIN_B</text:p>
          </table:table-cell>
          <table:table-cell table:style-name="ce240" table:formula="of:=DEC2HEX(HEX2DEC([.B5])+3;4)" office:value-type="string" office:string-value="1349" calcext:value-type="string">
            <text:p>1349</text:p>
          </table:table-cell>
          <table:table-cell/>
          <table:table-cell table:style-name="ce234" office:value-type="string" calcext:value-type="string">
            <text:p>F_KRN_SERIAL_WRSTRCLR</text:p>
          </table:table-cell>
          <table:table-cell table:style-name="ce240" table:formula="of:=DEC2HEX(HEX2DEC([.E5])+3;4)" office:value-type="string" office:string-value="2689" calcext:value-type="string">
            <text:p>2689</text:p>
          </table:table-cell>
        </table:table-row>
        <table:table-row table:style-name="ro1">
          <table:table-cell table:style-name="ce234" office:value-type="string" calcext:value-type="string">
            <text:p>F_BIOS_SERIAL_CONOUT_A</text:p>
          </table:table-cell>
          <table:table-cell table:style-name="ce240" table:formula="of:=DEC2HEX(HEX2DEC([.B6])+3;4)" office:value-type="string" office:string-value="134C" calcext:value-type="string">
            <text:p>134C</text:p>
          </table:table-cell>
          <table:table-cell/>
          <table:table-cell table:style-name="ce234" office:value-type="string" calcext:value-type="string">
            <text:p>F_KRN_SERIAL_WRSTR</text:p>
          </table:table-cell>
          <table:table-cell table:style-name="ce240" table:formula="of:=DEC2HEX(HEX2DEC([.E6])+3;4)" office:value-type="string" office:string-value="268C" calcext:value-type="string">
            <text:p>268C</text:p>
          </table:table-cell>
        </table:table-row>
        <table:table-row table:style-name="ro1">
          <table:table-cell table:style-name="ce234" office:value-type="string" calcext:value-type="string">
            <text:p>F_BIOS_SERIAL_CONOUT_B</text:p>
          </table:table-cell>
          <table:table-cell table:style-name="ce240" table:formula="of:=DEC2HEX(HEX2DEC([.B7])+3;4)" office:value-type="string" office:string-value="134F" calcext:value-type="string">
            <text:p>134F</text:p>
          </table:table-cell>
          <table:table-cell/>
          <table:table-cell table:style-name="ce234" office:value-type="string" calcext:value-type="string">
            <text:p>F_KRN_SERIAL_WR6DIG_NOLZEROS</text:p>
          </table:table-cell>
          <table:table-cell table:style-name="ce240" table:formula="of:=DEC2HEX(HEX2DEC([.E7])+3;4)" office:value-type="string" office:string-value="268F" calcext:value-type="string">
            <text:p>268F</text:p>
          </table:table-cell>
        </table:table-row>
        <table:table-row table:style-name="ro1">
          <table:table-cell table:style-name="ce234" office:value-type="string" calcext:value-type="string">
            <text:p>F_BIOS_SERIAL_INIT</text:p>
          </table:table-cell>
          <table:table-cell table:style-name="ce240" table:formula="of:=DEC2HEX(HEX2DEC([.B8])+3;4)" office:value-type="string" office:string-value="1352" calcext:value-type="string">
            <text:p>1352</text:p>
          </table:table-cell>
          <table:table-cell/>
          <table:table-cell table:style-name="ce234" office:value-type="string" calcext:value-type="string">
            <text:p>F_KRN_SERIAL_RDCHARECHO</text:p>
          </table:table-cell>
          <table:table-cell table:style-name="ce240" table:formula="of:=DEC2HEX(HEX2DEC([.E8])+3;4)" office:value-type="string" office:string-value="2692" calcext:value-type="string">
            <text:p>2692</text:p>
          </table:table-cell>
        </table:table-row>
        <table:table-row table:style-name="ro1">
          <table:table-cell table:style-name="ce234" office:value-type="string" calcext:value-type="string">
            <text:p>F_BIOS_SD_GET_STATUS</text:p>
          </table:table-cell>
          <table:table-cell table:style-name="ce240" table:formula="of:=DEC2HEX(HEX2DEC([.B9])+3;4)" office:value-type="string" office:string-value="1355" calcext:value-type="string">
            <text:p>1355</text:p>
          </table:table-cell>
          <table:table-cell/>
          <table:table-cell table:style-name="ce234" office:value-type="string" calcext:value-type="string">
            <text:p>F_KRN_SERIAL_EMPTYLINES</text:p>
          </table:table-cell>
          <table:table-cell table:style-name="ce240" table:formula="of:=DEC2HEX(HEX2DEC([.E9])+3;4)" office:value-type="string" office:string-value="2695" calcext:value-type="string">
            <text:p>2695</text:p>
          </table:table-cell>
        </table:table-row>
        <table:table-row table:style-name="ro1">
          <table:table-cell table:style-name="ce234" office:value-type="string" calcext:value-type="string">
            <text:p>F_BIOS_SD_BUSY_WAIT</text:p>
          </table:table-cell>
          <table:table-cell table:style-name="ce240" table:formula="of:=DEC2HEX(HEX2DEC([.B10])+3;4)" office:value-type="string" office:string-value="1358" calcext:value-type="string">
            <text:p>1358</text:p>
          </table:table-cell>
          <table:table-cell/>
          <table:table-cell table:style-name="ce234" office:value-type="string" calcext:value-type="string">
            <text:p>F_KRN_SERIAL_PRN_BYTES</text:p>
          </table:table-cell>
          <table:table-cell table:style-name="ce240" table:formula="of:=DEC2HEX(HEX2DEC([.E10])+3;4)" office:value-type="string" office:string-value="2698" calcext:value-type="string">
            <text:p>2698</text:p>
          </table:table-cell>
        </table:table-row>
        <table:table-row table:style-name="ro1">
          <table:table-cell table:style-name="ce234" office:value-type="string" calcext:value-type="string">
            <text:p>F_BIOS_SD_PARK_DISKS</text:p>
          </table:table-cell>
          <table:table-cell table:style-name="ce240" table:formula="of:=DEC2HEX(HEX2DEC([.B11])+3;4)" office:value-type="string" office:string-value="135B" calcext:value-type="string">
            <text:p>135B</text:p>
          </table:table-cell>
          <table:table-cell/>
          <table:table-cell table:style-name="ce234" office:value-type="string" calcext:value-type="string">
            <text:p>F_KRN_SERIAL_PRN_BYTE</text:p>
          </table:table-cell>
          <table:table-cell table:style-name="ce240" table:formula="of:=DEC2HEX(HEX2DEC([.E11])+3;4)" office:value-type="string" office:string-value="269B" calcext:value-type="string">
            <text:p>269B</text:p>
          </table:table-cell>
        </table:table-row>
        <table:table-row table:style-name="ro1">
          <table:table-cell table:style-name="ce234" office:value-type="string" calcext:value-type="string">
            <text:p>F_BIOS_SD_MOUNT_DISKS</text:p>
          </table:table-cell>
          <table:table-cell table:style-name="ce240" table:formula="of:=DEC2HEX(HEX2DEC([.B12])+3;4)" office:value-type="string" office:string-value="135E" calcext:value-type="string">
            <text:p>135E</text:p>
          </table:table-cell>
          <table:table-cell/>
          <table:table-cell table:style-name="ce234" office:value-type="string" calcext:value-type="string">
            <text:p>F_KRN_SERIAL_PRN_NIBBLE</text:p>
          </table:table-cell>
          <table:table-cell table:style-name="ce240" table:formula="of:=DEC2HEX(HEX2DEC([.E12])+3;4)" office:value-type="string" office:string-value="269E" calcext:value-type="string">
            <text:p>269E</text:p>
          </table:table-cell>
        </table:table-row>
        <table:table-row table:style-name="ro1">
          <table:table-cell table:style-name="ce150" office:value-type="string" calcext:value-type="string">
            <text:p>F_BIOS_SD_GET_IMG_INFO</text:p>
          </table:table-cell>
          <table:table-cell table:style-name="ce240" table:formula="of:=DEC2HEX(HEX2DEC([.B13])+3;4)" office:value-type="string" office:string-value="1361" calcext:value-type="string">
            <text:p>1361</text:p>
          </table:table-cell>
          <table:table-cell/>
          <table:table-cell table:style-name="ce234" office:value-type="string" calcext:value-type="string">
            <text:p>F_KRN_SERIAL_PRN_WORD</text:p>
          </table:table-cell>
          <table:table-cell table:style-name="ce240" table:formula="of:=DEC2HEX(HEX2DEC([.E13])+3;4)" office:value-type="string" office:string-value="26A1" calcext:value-type="string">
            <text:p>26A1</text:p>
          </table:table-cell>
        </table:table-row>
        <table:table-row table:style-name="ro1">
          <table:table-cell table:style-name="ce234" office:value-type="string" calcext:value-type="string">
            <text:p>F_BIOS_FDD_BUSY_WAIT</text:p>
          </table:table-cell>
          <table:table-cell table:style-name="ce240" table:formula="of:=DEC2HEX(HEX2DEC([.B14])+3;4)" office:value-type="string" office:string-value="1364" calcext:value-type="string">
            <text:p>1364</text:p>
          </table:table-cell>
          <table:table-cell/>
          <table:table-cell table:style-name="ce234" office:value-type="string" calcext:value-type="string">
            <text:p>F_KRN_SERIAL_SEND_ANSI_CODE</text:p>
          </table:table-cell>
          <table:table-cell table:style-name="ce240" table:formula="of:=DEC2HEX(HEX2DEC([.E14])+3;4)" office:value-type="string" office:string-value="26A4" calcext:value-type="string">
            <text:p>26A4</text:p>
          </table:table-cell>
        </table:table-row>
        <table:table-row table:style-name="ro1">
          <table:table-cell table:style-name="ce234" office:value-type="string" calcext:value-type="string">
            <text:p>F_BIOS_FDD_CHANGE</text:p>
          </table:table-cell>
          <table:table-cell table:style-name="ce240" table:formula="of:=DEC2HEX(HEX2DEC([.B15])+3;4)" office:value-type="string" office:string-value="1367" calcext:value-type="string">
            <text:p>1367</text:p>
          </table:table-cell>
          <table:table-cell/>
          <table:table-cell table:style-name="ce234" office:value-type="string" calcext:value-type="string">
            <text:p>F_KRN_TOUPPER</text:p>
          </table:table-cell>
          <table:table-cell table:style-name="ce240" table:formula="of:=DEC2HEX(HEX2DEC([.E15])+3;4)" office:value-type="string" office:string-value="26A7" calcext:value-type="string">
            <text:p>26A7</text:p>
          </table:table-cell>
        </table:table-row>
        <table:table-row table:style-name="ro1">
          <table:table-cell table:style-name="ce234" office:value-type="string" calcext:value-type="string">
            <text:p>F_BIOS_FDD_LOWLVL_FORMAT</text:p>
          </table:table-cell>
          <table:table-cell table:style-name="ce240" table:formula="of:=DEC2HEX(HEX2DEC([.B16])+3;4)" office:value-type="string" office:string-value="136A" calcext:value-type="string">
            <text:p>136A</text:p>
          </table:table-cell>
          <table:table-cell/>
          <table:table-cell table:style-name="ce234" office:value-type="string" calcext:value-type="string">
            <text:p>F_KRN_IS_PRINTABLE</text:p>
          </table:table-cell>
          <table:table-cell table:style-name="ce240" table:formula="of:=DEC2HEX(HEX2DEC([.E16])+3;4)" office:value-type="string" office:string-value="26AA" calcext:value-type="string">
            <text:p>26AA</text:p>
          </table:table-cell>
        </table:table-row>
        <table:table-row table:style-name="ro1">
          <table:table-cell table:style-name="ce234" office:value-type="string" calcext:value-type="string">
            <text:p>F_BIOS_FDD_MOTOR_ON</text:p>
          </table:table-cell>
          <table:table-cell table:style-name="ce240" table:formula="of:=DEC2HEX(HEX2DEC([.B17])+3;4)" office:value-type="string" office:string-value="136D" calcext:value-type="string">
            <text:p>136D</text:p>
          </table:table-cell>
          <table:table-cell/>
          <table:table-cell table:style-name="ce234" office:value-type="string" calcext:value-type="string">
            <text:p>F_KRN_IS_NUMERIC</text:p>
          </table:table-cell>
          <table:table-cell table:style-name="ce240" table:formula="of:=DEC2HEX(HEX2DEC([.E17])+3;4)" office:value-type="string" office:string-value="26AD" calcext:value-type="string">
            <text:p>26AD</text:p>
          </table:table-cell>
        </table:table-row>
        <table:table-row table:style-name="ro1">
          <table:table-cell table:style-name="ce234" office:value-type="string" calcext:value-type="string">
            <text:p>F_BIOS_FDD_MOTOR_OFF</text:p>
          </table:table-cell>
          <table:table-cell table:style-name="ce240" table:formula="of:=DEC2HEX(HEX2DEC([.B18])+3;4)" office:value-type="string" office:string-value="1370" calcext:value-type="string">
            <text:p>1370</text:p>
          </table:table-cell>
          <table:table-cell/>
          <table:table-cell table:style-name="ce234" office:value-type="string" calcext:value-type="string">
            <text:p>F_KRN_STRCMP</text:p>
          </table:table-cell>
          <table:table-cell table:style-name="ce240" table:formula="of:=DEC2HEX(HEX2DEC([.E18])+3;4)" office:value-type="string" office:string-value="26B0" calcext:value-type="string">
            <text:p>26B0</text:p>
          </table:table-cell>
        </table:table-row>
        <table:table-row table:style-name="ro1">
          <table:table-cell table:style-name="ce234" office:value-type="string" calcext:value-type="string">
            <text:p>F_BIOS_FDD_CHECK_DISKIN</text:p>
          </table:table-cell>
          <table:table-cell table:style-name="ce240" table:formula="of:=DEC2HEX(HEX2DEC([.B19])+3;4)" office:value-type="string" office:string-value="1373" calcext:value-type="string">
            <text:p>1373</text:p>
          </table:table-cell>
          <table:table-cell/>
          <table:table-cell table:style-name="ce234" office:value-type="string" calcext:value-type="string">
            <text:p>F_KRN_STRCPY</text:p>
          </table:table-cell>
          <table:table-cell table:style-name="ce240" table:formula="of:=DEC2HEX(HEX2DEC([.E19])+3;4)" office:value-type="string" office:string-value="26B3" calcext:value-type="string">
            <text:p>26B3</text:p>
          </table:table-cell>
        </table:table-row>
        <table:table-row table:style-name="ro1">
          <table:table-cell table:style-name="ce234" office:value-type="string" calcext:value-type="string">
            <text:p>F_BIOS_FDD_CHECK_WPROTECT</text:p>
          </table:table-cell>
          <table:table-cell table:style-name="ce240" table:formula="of:=DEC2HEX(HEX2DEC([.B20])+3;4)" office:value-type="string" office:string-value="1376" calcext:value-type="string">
            <text:p>1376</text:p>
          </table:table-cell>
          <table:table-cell/>
          <table:table-cell table:style-name="ce234" office:value-type="string" calcext:value-type="string">
            <text:p>F_KRN_STRLEN</text:p>
          </table:table-cell>
          <table:table-cell table:style-name="ce240" table:formula="of:=DEC2HEX(HEX2DEC([.E20])+3;4)" office:value-type="string" office:string-value="26B6" calcext:value-type="string">
            <text:p>26B6</text:p>
          </table:table-cell>
        </table:table-row>
        <table:table-row table:style-name="ro1">
          <table:table-cell table:style-name="ce234" office:value-type="string" calcext:value-type="string">
            <text:p>F_BIOS_DISK_READ_SEC</text:p>
          </table:table-cell>
          <table:table-cell table:style-name="ce240" table:formula="of:=DEC2HEX(HEX2DEC([.B21])+3;4)" office:value-type="string" office:string-value="1379" calcext:value-type="string">
            <text:p>1379</text:p>
          </table:table-cell>
          <table:table-cell/>
          <table:table-cell table:style-name="ce234" office:value-type="string" calcext:value-type="string">
            <text:p>F_KRN_STRLENMAX</text:p>
          </table:table-cell>
          <table:table-cell table:style-name="ce240" table:formula="of:=DEC2HEX(HEX2DEC([.E21])+3;4)" office:value-type="string" office:string-value="26B9" calcext:value-type="string">
            <text:p>26B9</text:p>
          </table:table-cell>
        </table:table-row>
        <table:table-row table:style-name="ro1">
          <table:table-cell table:style-name="ce234" office:value-type="string" calcext:value-type="string">
            <text:p>F_BIOS_DISK_WRITE_SEC</text:p>
          </table:table-cell>
          <table:table-cell table:style-name="ce240" table:formula="of:=DEC2HEX(HEX2DEC([.B22])+3;4)" office:value-type="string" office:string-value="137C" calcext:value-type="string">
            <text:p>137C</text:p>
          </table:table-cell>
          <table:table-cell/>
          <table:table-cell table:style-name="ce234" office:value-type="string" calcext:value-type="string">
            <text:p>F_KRN_SETMEMRNG</text:p>
          </table:table-cell>
          <table:table-cell table:style-name="ce240" table:formula="of:=DEC2HEX(HEX2DEC([.E22])+3;4)" office:value-type="string" office:string-value="26BC" calcext:value-type="string">
            <text:p>26BC</text:p>
          </table:table-cell>
        </table:table-row>
        <table:table-row table:style-name="ro1">
          <table:table-cell table:style-name="ce234" office:value-type="string" calcext:value-type="string">
            <text:p>F_BIOS_RTC_GET_TIME</text:p>
          </table:table-cell>
          <table:table-cell table:style-name="ce240" table:formula="of:=DEC2HEX(HEX2DEC([.B23])+3;4)" office:value-type="string" office:string-value="137F" calcext:value-type="string">
            <text:p>137F</text:p>
          </table:table-cell>
          <table:table-cell/>
          <table:table-cell table:style-name="ce234" office:value-type="string" calcext:value-type="string">
            <text:p>F_KRN_COPYMEM512</text:p>
          </table:table-cell>
          <table:table-cell table:style-name="ce240" table:formula="of:=DEC2HEX(HEX2DEC([.E23])+3;4)" office:value-type="string" office:string-value="26BF" calcext:value-type="string">
            <text:p>26BF</text:p>
          </table:table-cell>
        </table:table-row>
        <table:table-row table:style-name="ro1">
          <table:table-cell table:style-name="ce234" office:value-type="string" calcext:value-type="string">
            <text:p>F_BIOS_RTC_GET_DATE</text:p>
          </table:table-cell>
          <table:table-cell table:style-name="ce240" table:formula="of:=DEC2HEX(HEX2DEC([.B24])+3;4)" office:value-type="string" office:string-value="1382" calcext:value-type="string">
            <text:p>1382</text:p>
          </table:table-cell>
          <table:table-cell/>
          <table:table-cell table:style-name="ce234" office:value-type="string" calcext:value-type="string">
            <text:p>F_KRN_SHIFT_BYTES_BY1</text:p>
          </table:table-cell>
          <table:table-cell table:style-name="ce240" table:formula="of:=DEC2HEX(HEX2DEC([.E24])+3;4)" office:value-type="string" office:string-value="26C2" calcext:value-type="string">
            <text:p>26C2</text:p>
          </table:table-cell>
        </table:table-row>
        <table:table-row table:style-name="ro1">
          <table:table-cell table:style-name="ce234" office:value-type="string" calcext:value-type="string">
            <text:p>F_BIOS_RTC_SET_TIME</text:p>
          </table:table-cell>
          <table:table-cell table:style-name="ce240" table:formula="of:=DEC2HEX(HEX2DEC([.B25])+3;4)" office:value-type="string" office:string-value="1385" calcext:value-type="string">
            <text:p>1385</text:p>
          </table:table-cell>
          <table:table-cell/>
          <table:table-cell table:style-name="ce234" office:value-type="string" calcext:value-type="string">
            <text:p>F_KRN_CLEAR_MEMAREA</text:p>
          </table:table-cell>
          <table:table-cell table:style-name="ce240" table:formula="of:=DEC2HEX(HEX2DEC([.E25])+3;4)" office:value-type="string" office:string-value="26C5" calcext:value-type="string">
            <text:p>26C5</text:p>
          </table:table-cell>
        </table:table-row>
        <table:table-row table:style-name="ro1">
          <table:table-cell table:style-name="ce234" office:value-type="string" calcext:value-type="string">
            <text:p>F_BIOS_RTC_SET_DATE</text:p>
          </table:table-cell>
          <table:table-cell table:style-name="ce240" table:formula="of:=DEC2HEX(HEX2DEC([.B26])+3;4)" office:value-type="string" office:string-value="1388" calcext:value-type="string">
            <text:p>1388</text:p>
          </table:table-cell>
          <table:table-cell/>
          <table:table-cell table:style-name="ce234" office:value-type="string" calcext:value-type="string">
            <text:p>F_KRN_CLEAR_DISKBUFFER</text:p>
          </table:table-cell>
          <table:table-cell table:style-name="ce240" table:formula="of:=DEC2HEX(HEX2DEC([.E26])+3;4)" office:value-type="string" office:string-value="26C8" calcext:value-type="string">
            <text:p>26C8</text:p>
          </table:table-cell>
        </table:table-row>
        <table:table-row table:style-name="ro1">
          <table:table-cell table:style-name="ce234" office:value-type="string" calcext:value-type="string">
            <text:p>F_BIOS_RTC_CHECK_BATTERY</text:p>
          </table:table-cell>
          <table:table-cell table:style-name="ce240" table:formula="of:=DEC2HEX(HEX2DEC([.B27])+3;4)" office:value-type="string" office:string-value="138B" calcext:value-type="string">
            <text:p>138B</text:p>
          </table:table-cell>
          <table:table-cell/>
          <table:table-cell table:style-name="ce234" office:value-type="string" calcext:value-type="string">
            <text:p>F_KRN_ASCIIADR_TO_HEX</text:p>
          </table:table-cell>
          <table:table-cell table:style-name="ce240" table:formula="of:=DEC2HEX(HEX2DEC([.E27])+3;4)" office:value-type="string" office:string-value="26CB" calcext:value-type="string">
            <text:p>26CB</text:p>
          </table:table-cell>
        </table:table-row>
        <table:table-row table:style-name="ro1">
          <table:table-cell table:style-name="ce234" office:value-type="string" calcext:value-type="string">
            <text:p>F_BIOS_NVRAM_DETECT</text:p>
          </table:table-cell>
          <table:table-cell table:style-name="ce240" table:formula="of:=DEC2HEX(HEX2DEC([.B28])+3;4)" office:value-type="string" office:string-value="138E" calcext:value-type="string">
            <text:p>138E</text:p>
          </table:table-cell>
          <table:table-cell/>
          <table:table-cell table:style-name="ce234" office:value-type="string" calcext:value-type="string">
            <text:p>F_KRN_ASCII_TO_HEX</text:p>
          </table:table-cell>
          <table:table-cell table:style-name="ce240" table:formula="of:=DEC2HEX(HEX2DEC([.E28])+3;4)" office:value-type="string" office:string-value="26CE" calcext:value-type="string">
            <text:p>26CE</text:p>
          </table:table-cell>
        </table:table-row>
        <table:table-row table:style-name="ro1">
          <table:table-cell table:style-name="ce234"/>
          <table:table-cell table:style-name="ce240" table:formula="of:=DEC2HEX(HEX2DEC([.B29])+3;4)" office:value-type="string" office:string-value="1391" calcext:value-type="string">
            <text:p>1391</text:p>
          </table:table-cell>
          <table:table-cell/>
          <table:table-cell table:style-name="ce234" office:value-type="string" calcext:value-type="string">
            <text:p>F_KRN_HEX_TO_ASCII</text:p>
          </table:table-cell>
          <table:table-cell table:style-name="ce240" table:formula="of:=DEC2HEX(HEX2DEC([.E29])+3;4)" office:value-type="string" office:string-value="26D1" calcext:value-type="string">
            <text:p>26D1</text:p>
          </table:table-cell>
        </table:table-row>
        <table:table-row table:style-name="ro1">
          <table:table-cell table:style-name="Default"/>
          <table:table-cell table:style-name="ce240" table:formula="of:=DEC2HEX(HEX2DEC([.B30])+3;4)" office:value-type="string" office:string-value="1394" calcext:value-type="string">
            <text:p>1394</text:p>
          </table:table-cell>
          <table:table-cell/>
          <table:table-cell table:style-name="ce234" office:value-type="string" calcext:value-type="string">
            <text:p>F_KRN_BCD_TO_BIN</text:p>
          </table:table-cell>
          <table:table-cell table:style-name="ce240" table:formula="of:=DEC2HEX(HEX2DEC([.E30])+3;4)" office:value-type="string" office:string-value="26D4" calcext:value-type="string">
            <text:p>26D4</text:p>
          </table:table-cell>
        </table:table-row>
        <table:table-row table:style-name="ro1">
          <table:table-cell table:style-name="Default"/>
          <table:table-cell table:style-name="ce240" table:formula="of:=DEC2HEX(HEX2DEC([.B31])+3;4)" office:value-type="string" office:string-value="1397" calcext:value-type="string">
            <text:p>1397</text:p>
          </table:table-cell>
          <table:table-cell/>
          <table:table-cell table:style-name="ce234" office:value-type="string" calcext:value-type="string">
            <text:p>F_KRN_BIN_TO_BCD4</text:p>
          </table:table-cell>
          <table:table-cell table:style-name="ce240" table:formula="of:=DEC2HEX(HEX2DEC([.E31])+3;4)" office:value-type="string" office:string-value="26D7" calcext:value-type="string">
            <text:p>26D7</text:p>
          </table:table-cell>
        </table:table-row>
        <table:table-row table:style-name="ro1">
          <table:table-cell table:style-name="ce234"/>
          <table:table-cell table:style-name="ce240" table:formula="of:=DEC2HEX(HEX2DEC([.B32])+3;4)" office:value-type="string" office:string-value="139A" calcext:value-type="string">
            <text:p>139A</text:p>
          </table:table-cell>
          <table:table-cell/>
          <table:table-cell table:style-name="ce234" office:value-type="string" calcext:value-type="string">
            <text:p>F_KRN_BIN_TO_BCD6</text:p>
          </table:table-cell>
          <table:table-cell table:style-name="ce240" table:formula="of:=DEC2HEX(HEX2DEC([.E32])+3;4)" office:value-type="string" office:string-value="26DA" calcext:value-type="string">
            <text:p>26DA</text:p>
          </table:table-cell>
        </table:table-row>
        <table:table-row table:style-name="ro1">
          <table:table-cell table:style-name="ce234"/>
          <table:table-cell table:style-name="ce240" table:formula="of:=DEC2HEX(HEX2DEC([.B33])+3;4)" office:value-type="string" office:string-value="139D" calcext:value-type="string">
            <text:p>139D</text:p>
          </table:table-cell>
          <table:table-cell/>
          <table:table-cell table:style-name="ce234" office:value-type="string" calcext:value-type="string">
            <text:p>F_KRN_BCD_TO_ASCII</text:p>
          </table:table-cell>
          <table:table-cell table:style-name="ce240" table:formula="of:=DEC2HEX(HEX2DEC([.E33])+3;4)" office:value-type="string" office:string-value="26DD" calcext:value-type="string">
            <text:p>26DD</text:p>
          </table:table-cell>
        </table:table-row>
        <table:table-row table:style-name="ro1">
          <table:table-cell table:style-name="ce234"/>
          <table:table-cell table:style-name="ce240" table:formula="of:=DEC2HEX(HEX2DEC([.B34])+3;4)" office:value-type="string" office:string-value="13A0" calcext:value-type="string">
            <text:p>13A0</text:p>
          </table:table-cell>
          <table:table-cell/>
          <table:table-cell table:style-name="ce234" office:value-type="string" calcext:value-type="string">
            <text:p>F_KRN_BITEXTRACT</text:p>
          </table:table-cell>
          <table:table-cell table:style-name="ce240" table:formula="of:=DEC2HEX(HEX2DEC([.E34])+3;4)" office:value-type="string" office:string-value="26E0" calcext:value-type="string">
            <text:p>26E0</text:p>
          </table:table-cell>
        </table:table-row>
        <table:table-row table:style-name="ro1">
          <table:table-cell table:style-name="ce234"/>
          <table:table-cell table:style-name="ce240" table:formula="of:=DEC2HEX(HEX2DEC([.B35])+3;4)" office:value-type="string" office:string-value="13A3" calcext:value-type="string">
            <text:p>13A3</text:p>
          </table:table-cell>
          <table:table-cell/>
          <table:table-cell table:style-name="ce234" office:value-type="string" calcext:value-type="string">
            <text:p>F_KRN_BIN_TO_ASCII</text:p>
          </table:table-cell>
          <table:table-cell table:style-name="ce240" table:formula="of:=DEC2HEX(HEX2DEC([.E35])+3;4)" office:value-type="string" office:string-value="26E3" calcext:value-type="string">
            <text:p>26E3</text:p>
          </table:table-cell>
        </table:table-row>
        <table:table-row table:style-name="ro1">
          <table:table-cell table:style-name="ce234"/>
          <table:table-cell table:style-name="ce240" table:formula="of:=DEC2HEX(HEX2DEC([.B36])+3;4)" office:value-type="string" office:string-value="13A6" calcext:value-type="string">
            <text:p>13A6</text:p>
          </table:table-cell>
          <table:table-cell/>
          <table:table-cell table:style-name="ce234" office:value-type="string" calcext:value-type="string">
            <text:p>F_KRN_DEC_TO_BIN</text:p>
          </table:table-cell>
          <table:table-cell table:style-name="ce240" table:formula="of:=DEC2HEX(HEX2DEC([.E36])+3;4)" office:value-type="string" office:string-value="26E6" calcext:value-type="string">
            <text:p>26E6</text:p>
          </table:table-cell>
        </table:table-row>
        <table:table-row table:style-name="ro1">
          <table:table-cell table:style-name="ce234"/>
          <table:table-cell table:style-name="ce240" table:formula="of:=DEC2HEX(HEX2DEC([.B37])+3;4)" office:value-type="string" office:string-value="13A9" calcext:value-type="string">
            <text:p>13A9</text:p>
          </table:table-cell>
          <table:table-cell/>
          <table:table-cell table:style-name="ce234" office:value-type="string" calcext:value-type="string">
            <text:p>KRN_PKEDDATE_TO_DMY</text:p>
          </table:table-cell>
          <table:table-cell table:style-name="ce240" table:formula="of:=DEC2HEX(HEX2DEC([.E37])+3;4)" office:value-type="string" office:string-value="26E9" calcext:value-type="string">
            <text:p>26E9</text:p>
          </table:table-cell>
        </table:table-row>
        <table:table-row table:style-name="ro1">
          <table:table-cell table:style-name="ce234"/>
          <table:table-cell table:style-name="ce240" table:formula="of:=DEC2HEX(HEX2DEC([.B38])+3;4)" office:value-type="string" office:string-value="13AC" calcext:value-type="string">
            <text:p>13AC</text:p>
          </table:table-cell>
          <table:table-cell/>
          <table:table-cell table:style-name="ce234" office:value-type="string" calcext:value-type="string">
            <text:p>KRN_PKEDTIME_TO_HMS</text:p>
          </table:table-cell>
          <table:table-cell table:style-name="ce240" table:formula="of:=DEC2HEX(HEX2DEC([.E38])+3;4)" office:value-type="string" office:string-value="26EC" calcext:value-type="string">
            <text:p>26EC</text:p>
          </table:table-cell>
        </table:table-row>
        <table:table-row table:style-name="ro1">
          <table:table-cell table:style-name="ce234"/>
          <table:table-cell table:style-name="ce240" table:formula="of:=DEC2HEX(HEX2DEC([.B39])+3;4)" office:value-type="string" office:string-value="13AF" calcext:value-type="string">
            <text:p>13AF</text:p>
          </table:table-cell>
          <table:table-cell/>
          <table:table-cell table:style-name="ce234" office:value-type="string" calcext:value-type="string">
            <text:p>F_KRN_MULTIPLY816_SLOW</text:p>
          </table:table-cell>
          <table:table-cell table:style-name="ce240" table:formula="of:=DEC2HEX(HEX2DEC([.E39])+3;4)" office:value-type="string" office:string-value="26EF" calcext:value-type="string">
            <text:p>26EF</text:p>
          </table:table-cell>
        </table:table-row>
        <table:table-row table:style-name="ro1">
          <table:table-cell table:style-name="ce234"/>
          <table:table-cell table:style-name="ce240" table:formula="of:=DEC2HEX(HEX2DEC([.B40])+3;4)" office:value-type="string" office:string-value="13B2" calcext:value-type="string">
            <text:p>13B2</text:p>
          </table:table-cell>
          <table:table-cell/>
          <table:table-cell table:style-name="ce234" office:value-type="string" calcext:value-type="string">
            <text:p>F_KRN_MULTIPLY1616</text:p>
          </table:table-cell>
          <table:table-cell table:style-name="ce240" table:formula="of:=DEC2HEX(HEX2DEC([.E40])+3;4)" office:value-type="string" office:string-value="26F2" calcext:value-type="string">
            <text:p>26F2</text:p>
          </table:table-cell>
        </table:table-row>
        <table:table-row table:style-name="ro1">
          <table:table-cell table:style-name="ce234"/>
          <table:table-cell table:style-name="ce240" table:formula="of:=DEC2HEX(HEX2DEC([.B41])+3;4)" office:value-type="string" office:string-value="13B5" calcext:value-type="string">
            <text:p>13B5</text:p>
          </table:table-cell>
          <table:table-cell/>
          <table:table-cell table:style-name="ce234" office:value-type="string" calcext:value-type="string">
            <text:p>F_KRN_DIV1616</text:p>
          </table:table-cell>
          <table:table-cell table:style-name="ce240" table:formula="of:=DEC2HEX(HEX2DEC([.E41])+3;4)" office:value-type="string" office:string-value="26F5" calcext:value-type="string">
            <text:p>26F5</text:p>
          </table:table-cell>
        </table:table-row>
        <table:table-row table:style-name="ro1">
          <table:table-cell table:style-name="ce234"/>
          <table:table-cell table:style-name="ce240" table:formula="of:=DEC2HEX(HEX2DEC([.B42])+3;4)" office:value-type="string" office:string-value="13B8" calcext:value-type="string">
            <text:p>13B8</text:p>
          </table:table-cell>
          <table:table-cell/>
          <table:table-cell table:style-name="ce234" office:value-type="string" calcext:value-type="string">
            <text:p>F_KRN_CRC16_INI</text:p>
          </table:table-cell>
          <table:table-cell table:style-name="ce240" table:formula="of:=DEC2HEX(HEX2DEC([.E42])+3;4)" office:value-type="string" office:string-value="26F8" calcext:value-type="string">
            <text:p>26F8</text:p>
          </table:table-cell>
        </table:table-row>
        <table:table-row table:style-name="ro1">
          <table:table-cell table:style-name="ce234"/>
          <table:table-cell table:style-name="ce240" table:formula="of:=DEC2HEX(HEX2DEC([.B43])+3;4)" office:value-type="string" office:string-value="13BB" calcext:value-type="string">
            <text:p>13BB</text:p>
          </table:table-cell>
          <table:table-cell/>
          <table:table-cell table:style-name="ce234" office:value-type="string" calcext:value-type="string">
            <text:p>F_KRN_CRC16_GEN</text:p>
          </table:table-cell>
          <table:table-cell table:style-name="ce240" table:formula="of:=DEC2HEX(HEX2DEC([.E43])+3;4)" office:value-type="string" office:string-value="26FB" calcext:value-type="string">
            <text:p>26FB</text:p>
          </table:table-cell>
        </table:table-row>
        <table:table-row table:style-name="ro1">
          <table:table-cell table:style-name="ce234"/>
          <table:table-cell table:style-name="ce240" table:formula="of:=DEC2HEX(HEX2DEC([.B44])+3;4)" office:value-type="string" office:string-value="13BE" calcext:value-type="string">
            <text:p>13BE</text:p>
          </table:table-cell>
          <table:table-cell/>
          <table:table-cell table:style-name="ce234" office:value-type="string" calcext:value-type="string">
            <text:p>F_KRN_DZFS_READ_SUPERBLOCK</text:p>
          </table:table-cell>
          <table:table-cell table:style-name="ce240" table:formula="of:=DEC2HEX(HEX2DEC([.E44])+3;4)" office:value-type="string" office:string-value="26FE" calcext:value-type="string">
            <text:p>26FE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READ_BAT_SECTOR</text:p>
          </table:table-cell>
          <table:table-cell table:style-name="ce240" table:formula="of:=DEC2HEX(HEX2DEC([.E45])+3;4)" office:value-type="string" office:string-value="2701" calcext:value-type="string">
            <text:p>2701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BATENTRY_TO_BUFFER</text:p>
          </table:table-cell>
          <table:table-cell table:style-name="ce240" table:formula="of:=DEC2HEX(HEX2DEC([.E46])+3;4)" office:value-type="string" office:string-value="2704" calcext:value-type="string">
            <text:p>2704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SEC_TO_BUFFER</text:p>
          </table:table-cell>
          <table:table-cell table:style-name="ce240" table:formula="of:=DEC2HEX(HEX2DEC([.E47])+3;4)" office:value-type="string" office:string-value="2707" calcext:value-type="string">
            <text:p>2707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GET_FILE_BATENTRY</text:p>
          </table:table-cell>
          <table:table-cell table:style-name="ce240" table:formula="of:=DEC2HEX(HEX2DEC([.E48])+3;4)" office:value-type="string" office:string-value="270A" calcext:value-type="string">
            <text:p>270A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LOAD_FILE_TO_RAM</text:p>
          </table:table-cell>
          <table:table-cell table:style-name="ce240" table:formula="of:=DEC2HEX(HEX2DEC([.E49])+3;4)" office:value-type="string" office:string-value="270D" calcext:value-type="string">
            <text:p>270D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DELETE_FILE</text:p>
          </table:table-cell>
          <table:table-cell table:style-name="ce240" table:formula="of:=DEC2HEX(HEX2DEC([.E50])+3;4)" office:value-type="string" office:string-value="2710" calcext:value-type="string">
            <text:p>2710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CHGATTR_FILE</text:p>
          </table:table-cell>
          <table:table-cell table:style-name="ce240" table:formula="of:=DEC2HEX(HEX2DEC([.E51])+3;4)" office:value-type="string" office:string-value="2713" calcext:value-type="string">
            <text:p>2713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RENAME_FILE</text:p>
          </table:table-cell>
          <table:table-cell table:style-name="ce240" table:formula="of:=DEC2HEX(HEX2DEC([.E52])+3;4)" office:value-type="string" office:string-value="2716" calcext:value-type="string">
            <text:p>2716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FORMAT_DISK</text:p>
          </table:table-cell>
          <table:table-cell table:style-name="ce240" table:formula="of:=DEC2HEX(HEX2DEC([.E53])+3;4)" office:value-type="string" office:string-value="2719" calcext:value-type="string">
            <text:p>2719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SECTOR_TO_DISK</text:p>
          </table:table-cell>
          <table:table-cell table:style-name="ce240" table:formula="of:=DEC2HEX(HEX2DEC([.E54])+3;4)" office:value-type="string" office:string-value="271C" calcext:value-type="string">
            <text:p>271C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GET_BAT_FREE_ENTRY</text:p>
          </table:table-cell>
          <table:table-cell table:style-name="ce240" table:formula="of:=DEC2HEX(HEX2DEC([.E55])+3;4)" office:value-type="string" office:string-value="271F" calcext:value-type="string">
            <text:p>271F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ADD_BAT_ENTRY</text:p>
          </table:table-cell>
          <table:table-cell table:style-name="ce240" table:formula="of:=DEC2HEX(HEX2DEC([.E56])+3;4)" office:value-type="string" office:string-value="2722" calcext:value-type="string">
            <text:p>2722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CREATE_NEW_FILE</text:p>
          </table:table-cell>
          <table:table-cell table:style-name="ce240" table:formula="of:=DEC2HEX(HEX2DEC([.E57])+3;4)" office:value-type="string" office:string-value="2725" calcext:value-type="string">
            <text:p>2725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SHOW_DISKINFO_SHORT</text:p>
          </table:table-cell>
          <table:table-cell table:style-name="ce240" table:formula="of:=DEC2HEX(HEX2DEC([.E58])+3;4)" office:value-type="string" office:string-value="2728" calcext:value-type="string">
            <text:p>2728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SHOW_DISKINFO</text:p>
          </table:table-cell>
          <table:table-cell table:style-name="ce240" table:formula="of:=DEC2HEX(HEX2DEC([.E59])+3;4)" office:value-type="string" office:string-value="272B" calcext:value-type="string">
            <text:p>272B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DZFS_CHECK_FILE_EXISTS</text:p>
          </table:table-cell>
          <table:table-cell table:style-name="ce240" table:formula="of:=DEC2HEX(HEX2DEC([.E60])+3;4)" office:value-type="string" office:string-value="272E" calcext:value-type="string">
            <text:p>272E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RTC_GET_DATE</text:p>
          </table:table-cell>
          <table:table-cell table:style-name="ce240" table:formula="of:=DEC2HEX(HEX2DEC([.E61])+3;4)" office:value-type="string" office:string-value="2731" calcext:value-type="string">
            <text:p>2731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RTC_SHOW_TIME</text:p>
          </table:table-cell>
          <table:table-cell table:style-name="ce240" table:formula="of:=DEC2HEX(HEX2DEC([.E62])+3;4)" office:value-type="string" office:string-value="2734" calcext:value-type="string">
            <text:p>2734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RTC_SHOW_DATE</text:p>
          </table:table-cell>
          <table:table-cell table:style-name="ce240" table:formula="of:=DEC2HEX(HEX2DEC([.E63])+3;4)" office:value-type="string" office:string-value="2737" calcext:value-type="string">
            <text:p>2737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RTC_SET_TIME</text:p>
          </table:table-cell>
          <table:table-cell table:style-name="ce240" table:formula="of:=DEC2HEX(HEX2DEC([.E64])+3;4)" office:value-type="string" office:string-value="273A" calcext:value-type="string">
            <text:p>273A</text:p>
          </table:table-cell>
        </table:table-row>
        <table:table-row table:style-name="ro1">
          <table:table-cell table:number-columns-repeated="3"/>
          <table:table-cell table:style-name="ce234" office:value-type="string" calcext:value-type="string">
            <text:p>F_KRN_RTC_SET_DATE</text:p>
          </table:table-cell>
          <table:table-cell table:style-name="ce240" table:formula="of:=DEC2HEX(HEX2DEC([.E65])+3;4)" office:value-type="string" office:string-value="273D" calcext:value-type="string">
            <text:p>273D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6])+3;4)" office:value-type="string" office:string-value="2740" calcext:value-type="string">
            <text:p>2740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7])+3;4)" office:value-type="string" office:string-value="2743" calcext:value-type="string">
            <text:p>2743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8])+3;4)" office:value-type="string" office:string-value="2746" calcext:value-type="string">
            <text:p>2746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69])+3;4)" office:value-type="string" office:string-value="2749" calcext:value-type="string">
            <text:p>2749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0])+3;4)" office:value-type="string" office:string-value="274C" calcext:value-type="string">
            <text:p>274C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1])+3;4)" office:value-type="string" office:string-value="274F" calcext:value-type="string">
            <text:p>274F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2])+3;4)" office:value-type="string" office:string-value="2752" calcext:value-type="string">
            <text:p>2752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3])+3;4)" office:value-type="string" office:string-value="2755" calcext:value-type="string">
            <text:p>2755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4])+3;4)" office:value-type="string" office:string-value="2758" calcext:value-type="string">
            <text:p>2758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5])+3;4)" office:value-type="string" office:string-value="275B" calcext:value-type="string">
            <text:p>275B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6])+3;4)" office:value-type="string" office:string-value="275E" calcext:value-type="string">
            <text:p>275E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7])+3;4)" office:value-type="string" office:string-value="2761" calcext:value-type="string">
            <text:p>2761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8])+3;4)" office:value-type="string" office:string-value="2764" calcext:value-type="string">
            <text:p>2764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79])+3;4)" office:value-type="string" office:string-value="2767" calcext:value-type="string">
            <text:p>2767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0])+3;4)" office:value-type="string" office:string-value="276A" calcext:value-type="string">
            <text:p>276A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1])+3;4)" office:value-type="string" office:string-value="276D" calcext:value-type="string">
            <text:p>276D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2])+3;4)" office:value-type="string" office:string-value="2770" calcext:value-type="string">
            <text:p>2770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3])+3;4)" office:value-type="string" office:string-value="2773" calcext:value-type="string">
            <text:p>2773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4])+3;4)" office:value-type="string" office:string-value="2776" calcext:value-type="string">
            <text:p>2776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5])+3;4)" office:value-type="string" office:string-value="2779" calcext:value-type="string">
            <text:p>2779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 table:formula="of:=DEC2HEX(HEX2DEC([.E86])+3;4)" office:value-type="string" office:string-value="277C" calcext:value-type="string">
            <text:p>277C</text:p>
          </table:table-cell>
        </table:table-row>
        <table:table-row table:style-name="ro1">
          <table:table-cell table:number-columns-repeated="3"/>
          <table:table-cell table:style-name="ce234"/>
          <table:table-cell table:style-name="ce240"/>
        </table:table-row>
        <table:table-row table:style-name="ro1" table:number-rows-repeated="104848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.383cm" fo:margin-right="1.168cm" style:scale-to-pages="1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2:00:19.9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4-23T19:46:18.939000000</meta:creation-date>
    <dc:date>2022-12-05T19:31:29.355000000</dc:date>
    <meta:editing-duration>P10DT4H6M8S</meta:editing-duration>
    <meta:editing-cycles>276</meta:editing-cycles>
    <meta:generator>LibreOffice/7.1.1.2$Windows_X86_64 LibreOffice_project/fe0b08f4af1bacafe4c7ecc87ce55bb426164676</meta:generator>
    <meta:print-date>2022-08-24T16:27:27.021028121</meta:print-date>
    <meta:document-statistic meta:table-count="4" meta:cell-count="520" meta:object-count="0"/>
  </office:meta>
</office:document-meta>
</file>